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657in" svg:y="13.413in">
            <draw:object draw:notify-on-update-of-ranges="Sheet1.I8:Sheet1.I23 Sheet1.I6:Sheet1.I6 Sheet1.F8:Sheet1.F23 Sheet1.G49:Sheet1.G54 Sheet1.J48:Sheet1.J48 Sheet1.F49:Sheet1.F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978in" svg:y="13.226in">
            <draw:object draw:notify-on-update-of-ranges="Sheet1.G28:Sheet1.G43 Sheet1.I25:Sheet1.I25 Sheet1.F28:Sheet1.F43 Sheet1.G66:Sheet1.G73 Sheet1.I65:Sheet1.I65 Sheet1.F66:Sheet1.F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4" table:number-rows-spanned="2">
            <text:p>Test <text:s/>VUV3, MEG, -10C, PMT </text:p>
          </table:table-cell>
          <table:covered-table-cell table:number-columns-repeated="13"/>
          <table:table-cell/>
        </table:table-row>
        <table:table-row table:style-name="ro1">
          <table:table-cell table:style-name="ce1"/>
          <table:covered-table-cell table:number-columns-repeated="14"/>
          <table:table-cell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8" table:number-rows-spanned="3">
            <text:p>PMT, 1100 V, </text:p>
          </table:table-cell>
          <table:covered-table-cell table:number-columns-repeated="7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covered-table-cell table:number-columns-repeated="8"/>
          <table:table-cell office:value-type="string" calcext:value-type="string">
            <text:p>PMT, run VUV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N tot</text:p>
          </table:table-cell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00688773" calcext:value-type="float">
            <text:p>0.000688773</text:p>
          </table:table-cell>
          <table:table-cell office:value-type="float" office:value="0.000908082" calcext:value-type="float">
            <text:p>0.000908082</text:p>
          </table:table-cell>
          <table:table-cell office:value-type="float" office:value="14981" calcext:value-type="float">
            <text:p>14981</text:p>
          </table:table-cell>
          <table:table-cell office:value-type="float" office:value="5648" calcext:value-type="float">
            <text:p>5648</text:p>
          </table:table-cell>
          <table:table-cell office:value-type="float" office:value="0.975481" calcext:value-type="float">
            <text:p>0.975481</text:p>
          </table:table-cell>
          <table:table-cell table:style-name="ce3" office:value-type="time" office:time-value="PT12H17M00S" calcext:value-type="time">
            <text:p>12:17:00 PM</text:p>
          </table:table-cell>
          <table:table-cell table:formula="of:=HOUR([.G8])*60+MINUTE([.G8])" office:value-type="float" office:value="737" calcext:value-type="float">
            <text:p>737</text:p>
          </table:table-cell>
          <table:table-cell table:formula="of:=[.H8]-[.H$8]" office:value-type="float" office:value="0" calcext:value-type="float">
            <text:p>0</text:p>
          </table:table-cell>
          <table:table-cell table:formula="of:=AVERAGE([.F8:.F23])" office:value-type="float" office:value="1.1701056875" calcext:value-type="float">
            <text:p>1.1701056875</text:p>
          </table:table-cell>
          <table:table-cell office:value-type="float" office:value="15000" calcext:value-type="float">
            <text:p>15000</text:p>
          </table:table-cell>
          <table:table-cell table:formula="of:=[.D8]/[.K$8]" office:value-type="float" office:value="0.998733333333333" calcext:value-type="float">
            <text:p>0.9987333333</text:p>
          </table:table-cell>
          <table:table-cell table:formula="of:=[.E8]/[.K$8]" office:value-type="float" office:value="0.376533333333333" calcext:value-type="float">
            <text:p>0.3765333333</text:p>
          </table:table-cell>
          <table:table-cell table:formula="of:=SQRT([.L8]*(1-[.L8]))/[.K$8]" office:value-type="float" office:value="0.00000237118087994821" calcext:value-type="float">
            <text:p>2.37118087994821E-006</text:p>
          </table:table-cell>
          <table:table-cell table:formula="of:=SQRT([.M8]*(1-[.M8]))/[.K$8]" office:value-type="float" office:value="0.0000323010823500955" calcext:value-type="float">
            <text:p>3.23010823500955E-005</text:p>
          </table:table-cell>
          <table:table-cell table:formula="of:=SQRT(([.N8]/[.L8])*([.N8]/[.L8]) + ([.O8]/[.M8])*([.O8]/[.M8]))" office:value-type="float" office:value="0.0000858183000060808" calcext:value-type="float">
            <text:p>8.58183000060808E-00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000748712" calcext:value-type="float">
            <text:p>0.000748712</text:p>
          </table:table-cell>
          <table:table-cell office:value-type="float" office:value="0.000890519" calcext:value-type="float">
            <text:p>0.000890519</text:p>
          </table:table-cell>
          <table:table-cell office:value-type="float" office:value="14990" calcext:value-type="float">
            <text:p>14990</text:p>
          </table:table-cell>
          <table:table-cell office:value-type="float" office:value="5165" calcext:value-type="float">
            <text:p>5165</text:p>
          </table:table-cell>
          <table:table-cell office:value-type="float" office:value="1.06548" calcext:value-type="float">
            <text:p>1.06548</text:p>
          </table:table-cell>
          <table:table-cell table:style-name="ce3" office:value-type="time" office:time-value="PT12H23M00S" calcext:value-type="time">
            <text:p>12:23:00 PM</text:p>
          </table:table-cell>
          <table:table-cell table:formula="of:=HOUR([.G9])*60+MINUTE([.G9])" office:value-type="float" office:value="743" calcext:value-type="float">
            <text:p>743</text:p>
          </table:table-cell>
          <table:table-cell table:formula="of:=[.H9]-[.H$8]" office:value-type="float" office:value="6" calcext:value-type="float">
            <text:p>6</text:p>
          </table:table-cell>
          <table:table-cell table:number-columns-repeated="2"/>
          <table:table-cell table:formula="of:=[.D9]/[.K$8]" office:value-type="float" office:value="0.999333333333333" calcext:value-type="float">
            <text:p>0.9993333333</text:p>
          </table:table-cell>
          <table:table-cell table:formula="of:=[.E9]/[.K$8]" office:value-type="float" office:value="0.344333333333333" calcext:value-type="float">
            <text:p>0.3443333333</text:p>
          </table:table-cell>
          <table:table-cell table:formula="of:=SQRT([.L9]*(1-[.L9]))/[.K$8]" office:value-type="float" office:value="0.00000172075206067613" calcext:value-type="float">
            <text:p>1.72075206067613E-006</text:p>
          </table:table-cell>
          <table:table-cell table:formula="of:=SQRT([.M9]*(1-[.M9]))/[.K$8]" office:value-type="float" office:value="0.0000316766923700404" calcext:value-type="float">
            <text:p>3.16766923700404E-005</text:p>
          </table:table-cell>
          <table:table-cell table:formula="of:=SQRT(([.N9]/[.L9])*([.N9]/[.L9]) + ([.O9]/[.M9])*([.O9]/[.M9]))" office:value-type="float" office:value="0.0000920103797167607" calcext:value-type="float">
            <text:p>9.20103797167607E-00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2" office:value-type="float" office:value="0.0000487606" calcext:value-type="float">
            <text:p>4.88E-005</text:p>
          </table:table-cell>
          <table:table-cell office:value-type="float" office:value="0.00124411" calcext:value-type="float">
            <text:p>0.00124411</text:p>
          </table:table-cell>
          <table:table-cell office:value-type="float" office:value="14988" calcext:value-type="float">
            <text:p>14988</text:p>
          </table:table-cell>
          <table:table-cell office:value-type="float" office:value="5241" calcext:value-type="float">
            <text:p>5241</text:p>
          </table:table-cell>
          <table:table-cell office:value-type="float" office:value="1.05074" calcext:value-type="float">
            <text:p>1.05074</text:p>
          </table:table-cell>
          <table:table-cell table:style-name="ce3" office:value-type="time" office:time-value="PT12H27M00S" calcext:value-type="time">
            <text:p>12:27:00 PM</text:p>
          </table:table-cell>
          <table:table-cell table:formula="of:=HOUR([.G10])*60+MINUTE([.G10])" office:value-type="float" office:value="747" calcext:value-type="float">
            <text:p>747</text:p>
          </table:table-cell>
          <table:table-cell table:formula="of:=[.H10]-[.H$8]" office:value-type="float" office:value="10" calcext:value-type="float">
            <text:p>10</text:p>
          </table:table-cell>
          <table:table-cell table:number-columns-repeated="2"/>
          <table:table-cell table:formula="of:=[.D10]/[.K$8]" office:value-type="float" office:value="0.9992" calcext:value-type="float">
            <text:p>0.9992</text:p>
          </table:table-cell>
          <table:table-cell table:formula="of:=[.E10]/[.K$8]" office:value-type="float" office:value="0.3494" calcext:value-type="float">
            <text:p>0.3494</text:p>
          </table:table-cell>
          <table:table-cell table:formula="of:=SQRT([.L10]*(1-[.L10]))/[.K$8]" office:value-type="float" office:value="0.00000188486368502107" calcext:value-type="float">
            <text:p>1.88486368502107E-006</text:p>
          </table:table-cell>
          <table:table-cell table:formula="of:=SQRT([.M10]*(1-[.M10]))/[.K$8]" office:value-type="float" office:value="0.0000317853663044979" calcext:value-type="float">
            <text:p>3.17853663044979E-005</text:p>
          </table:table-cell>
          <table:table-cell table:formula="of:=SQRT(([.N10]/[.L10])*([.N10]/[.L10]) + ([.O10]/[.M10])*([.O10]/[.M10]))" office:value-type="float" office:value="0.0000909908388003764" calcext:value-type="float">
            <text:p>9.09908388003764E-00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000648339" calcext:value-type="float">
            <text:p>0.000648339</text:p>
          </table:table-cell>
          <table:table-cell office:value-type="float" office:value="0.00095199" calcext:value-type="float">
            <text:p>0.00095199</text:p>
          </table:table-cell>
          <table:table-cell office:value-type="float" office:value="14978" calcext:value-type="float">
            <text:p>14978</text:p>
          </table:table-cell>
          <table:table-cell office:value-type="float" office:value="4590" calcext:value-type="float">
            <text:p>4590</text:p>
          </table:table-cell>
          <table:table-cell office:value-type="float" office:value="1.1827" calcext:value-type="float">
            <text:p>1.1827</text:p>
          </table:table-cell>
          <table:table-cell table:style-name="ce3" office:value-type="time" office:time-value="PT12H34M00S" calcext:value-type="time">
            <text:p>12:34:00 PM</text:p>
          </table:table-cell>
          <table:table-cell table:formula="of:=HOUR([.G11])*60+MINUTE([.G11])" office:value-type="float" office:value="754" calcext:value-type="float">
            <text:p>754</text:p>
          </table:table-cell>
          <table:table-cell table:formula="of:=[.H11]-[.H$8]" office:value-type="float" office:value="17" calcext:value-type="float">
            <text:p>17</text:p>
          </table:table-cell>
          <table:table-cell table:number-columns-repeated="2"/>
          <table:table-cell table:formula="of:=[.D11]/[.K$8]" office:value-type="float" office:value="0.998533333333333" calcext:value-type="float">
            <text:p>0.9985333333</text:p>
          </table:table-cell>
          <table:table-cell table:formula="of:=[.E11]/[.K$8]" office:value-type="float" office:value="0.306" calcext:value-type="float">
            <text:p>0.306</text:p>
          </table:table-cell>
          <table:table-cell table:formula="of:=SQRT([.L11]*(1-[.L11]))/[.K$8]" office:value-type="float" office:value="0.00000255126596510265" calcext:value-type="float">
            <text:p>2.55126596510265E-006</text:p>
          </table:table-cell>
          <table:table-cell table:formula="of:=SQRT([.M11]*(1-[.M11]))/[.K$8]" office:value-type="float" office:value="0.0000307219791029159" calcext:value-type="float">
            <text:p>0.000030722</text:p>
          </table:table-cell>
          <table:table-cell table:formula="of:=SQRT(([.N11]/[.L11])*([.N11]/[.L11]) + ([.O11]/[.M11])*([.O11]/[.M11]))" office:value-type="float" office:value="0.000100431130126216" calcext:value-type="float">
            <text:p>0.000100431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0830418" calcext:value-type="float">
            <text:p>0.000830418</text:p>
          </table:table-cell>
          <table:table-cell office:value-type="float" office:value="0.000879577" calcext:value-type="float">
            <text:p>0.000879577</text:p>
          </table:table-cell>
          <table:table-cell office:value-type="float" office:value="14991" calcext:value-type="float">
            <text:p>14991</text:p>
          </table:table-cell>
          <table:table-cell office:value-type="float" office:value="5360" calcext:value-type="float">
            <text:p>5360</text:p>
          </table:table-cell>
          <table:table-cell office:value-type="float" office:value="1.02849" calcext:value-type="float">
            <text:p>1.02849</text:p>
          </table:table-cell>
          <table:table-cell table:style-name="ce3" office:value-type="time" office:time-value="PT12H42M00S" calcext:value-type="time">
            <text:p>12:42:00 PM</text:p>
          </table:table-cell>
          <table:table-cell table:formula="of:=HOUR([.G12])*60+MINUTE([.G12])" office:value-type="float" office:value="762" calcext:value-type="float">
            <text:p>762</text:p>
          </table:table-cell>
          <table:table-cell table:formula="of:=[.H12]-[.H$8]" office:value-type="float" office:value="25" calcext:value-type="float">
            <text:p>25</text:p>
          </table:table-cell>
          <table:table-cell table:number-columns-repeated="2"/>
          <table:table-cell table:formula="of:=[.D12]/[.K$8]" office:value-type="float" office:value="0.9994" calcext:value-type="float">
            <text:p>0.9994</text:p>
          </table:table-cell>
          <table:table-cell table:formula="of:=[.E12]/[.K$8]" office:value-type="float" office:value="0.357333333333333" calcext:value-type="float">
            <text:p>0.3573333333</text:p>
          </table:table-cell>
          <table:table-cell table:formula="of:=SQRT([.L12]*(1-[.L12]))/[.K$8]" office:value-type="float" office:value="0.00000163250319040021" calcext:value-type="float">
            <text:p>1.63250319040021E-006</text:p>
          </table:table-cell>
          <table:table-cell table:formula="of:=SQRT([.M12]*(1-[.M12]))/[.K$8]" office:value-type="float" office:value="0.000031947611437214" calcext:value-type="float">
            <text:p>3.1947611437214E-005</text:p>
          </table:table-cell>
          <table:table-cell table:formula="of:=SQRT(([.N12]/[.L12])*([.N12]/[.L12]) + ([.O12]/[.M12])*([.O12]/[.M12]))" office:value-type="float" office:value="0.00008942055003441" calcext:value-type="float">
            <text:p>8.942055003441E-00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0694706" calcext:value-type="float">
            <text:p>0.000694706</text:p>
          </table:table-cell>
          <table:table-cell office:value-type="float" office:value="0.000929306" calcext:value-type="float">
            <text:p>0.000929306</text:p>
          </table:table-cell>
          <table:table-cell office:value-type="float" office:value="14996" calcext:value-type="float">
            <text:p>14996</text:p>
          </table:table-cell>
          <table:table-cell office:value-type="float" office:value="4743" calcext:value-type="float">
            <text:p>4743</text:p>
          </table:table-cell>
          <table:table-cell office:value-type="float" office:value="1.15111" calcext:value-type="float">
            <text:p>1.15111</text:p>
          </table:table-cell>
          <table:table-cell table:style-name="ce3" office:value-type="time" office:time-value="PT12H46M00S" calcext:value-type="time">
            <text:p>12:46:00 PM</text:p>
          </table:table-cell>
          <table:table-cell table:formula="of:=HOUR([.G13])*60+MINUTE([.G13])" office:value-type="float" office:value="766" calcext:value-type="float">
            <text:p>766</text:p>
          </table:table-cell>
          <table:table-cell table:formula="of:=[.H13]-[.H$8]" office:value-type="float" office:value="29" calcext:value-type="float">
            <text:p>29</text:p>
          </table:table-cell>
          <table:table-cell table:number-columns-repeated="2"/>
          <table:table-cell table:formula="of:=[.D13]/[.K$8]" office:value-type="float" office:value="0.999733333333333" calcext:value-type="float">
            <text:p>0.9997333333</text:p>
          </table:table-cell>
          <table:table-cell table:formula="of:=[.E13]/[.K$8]" office:value-type="float" office:value="0.3162" calcext:value-type="float">
            <text:p>0.3162</text:p>
          </table:table-cell>
          <table:table-cell table:formula="of:=SQRT([.L13]*(1-[.L13]))/[.K$8]" office:value-type="float" office:value="0.00000108851694327757" calcext:value-type="float">
            <text:p>1.08851694327757E-006</text:p>
          </table:table-cell>
          <table:table-cell table:formula="of:=SQRT([.M13]*(1-[.M13]))/[.K$8]" office:value-type="float" office:value="0.0000309994666620788" calcext:value-type="float">
            <text:p>3.09994666620788E-005</text:p>
          </table:table-cell>
          <table:table-cell table:formula="of:=SQRT(([.N13]/[.L13])*([.N13]/[.L13]) + ([.O13]/[.M13])*([.O13]/[.M13]))" office:value-type="float" office:value="0.0000980435749499007" calcext:value-type="float">
            <text:p>9.80435749499007E-00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000807505" calcext:value-type="float">
            <text:p>0.000807505</text:p>
          </table:table-cell>
          <table:table-cell office:value-type="float" office:value="0.000897236" calcext:value-type="float">
            <text:p>0.000897236</text:p>
          </table:table-cell>
          <table:table-cell office:value-type="float" office:value="14963" calcext:value-type="float">
            <text:p>14963</text:p>
          </table:table-cell>
          <table:table-cell office:value-type="float" office:value="4234" calcext:value-type="float">
            <text:p>4234</text:p>
          </table:table-cell>
          <table:table-cell office:value-type="float" office:value="1.26243" calcext:value-type="float">
            <text:p>1.26243</text:p>
          </table:table-cell>
          <table:table-cell table:style-name="ce3" office:value-type="time" office:time-value="PT12H50M00S" calcext:value-type="time">
            <text:p>12:50:00 PM</text:p>
          </table:table-cell>
          <table:table-cell table:formula="of:=HOUR([.G14])*60+MINUTE([.G14])" office:value-type="float" office:value="770" calcext:value-type="float">
            <text:p>770</text:p>
          </table:table-cell>
          <table:table-cell table:formula="of:=[.H14]-[.H$8]" office:value-type="float" office:value="33" calcext:value-type="float">
            <text:p>33</text:p>
          </table:table-cell>
          <table:table-cell table:number-columns-repeated="2"/>
          <table:table-cell table:formula="of:=[.D14]/[.K$8]" office:value-type="float" office:value="0.997533333333333" calcext:value-type="float">
            <text:p>0.9975333333</text:p>
          </table:table-cell>
          <table:table-cell table:formula="of:=[.E14]/[.K$8]" office:value-type="float" office:value="0.282266666666667" calcext:value-type="float">
            <text:p>0.2822666667</text:p>
          </table:table-cell>
          <table:table-cell table:formula="of:=SQRT([.L14]*(1-[.L14]))/[.K$8]" office:value-type="float" office:value="0.00000330695040598647" calcext:value-type="float">
            <text:p>0.000003307</text:p>
          </table:table-cell>
          <table:table-cell table:formula="of:=SQRT([.M14]*(1-[.M14]))/[.K$8]" office:value-type="float" office:value="0.000030006828523266" calcext:value-type="float">
            <text:p>3.0006828523266E-005</text:p>
          </table:table-cell>
          <table:table-cell table:formula="of:=SQRT(([.N14]/[.L14])*([.N14]/[.L14]) + ([.O14]/[.M14])*([.O14]/[.M14]))" office:value-type="float" office:value="0.000106358344801693" calcext:value-type="float">
            <text:p>0.000106358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2" office:value-type="float" office:value="0.0000369541" calcext:value-type="float">
            <text:p>3.70E-005</text:p>
          </table:table-cell>
          <table:table-cell office:value-type="float" office:value="0.00124623" calcext:value-type="float">
            <text:p>0.00124623</text:p>
          </table:table-cell>
          <table:table-cell office:value-type="float" office:value="14986" calcext:value-type="float">
            <text:p>14986</text:p>
          </table:table-cell>
          <table:table-cell office:value-type="float" office:value="4607" calcext:value-type="float">
            <text:p>4607</text:p>
          </table:table-cell>
          <table:table-cell office:value-type="float" office:value="1.17954" calcext:value-type="float">
            <text:p>1.17954</text:p>
          </table:table-cell>
          <table:table-cell table:style-name="ce3" office:value-type="time" office:time-value="PT12H57M00S" calcext:value-type="time">
            <text:p>12:57:00 PM</text:p>
          </table:table-cell>
          <table:table-cell table:formula="of:=HOUR([.G15])*60+MINUTE([.G15])" office:value-type="float" office:value="777" calcext:value-type="float">
            <text:p>777</text:p>
          </table:table-cell>
          <table:table-cell table:formula="of:=[.H15]-[.H$8]" office:value-type="float" office:value="40" calcext:value-type="float">
            <text:p>40</text:p>
          </table:table-cell>
          <table:table-cell table:number-columns-repeated="2"/>
          <table:table-cell table:formula="of:=[.D15]/[.K$8]" office:value-type="float" office:value="0.999066666666667" calcext:value-type="float">
            <text:p>0.9990666667</text:p>
          </table:table-cell>
          <table:table-cell table:formula="of:=[.E15]/[.K$8]" office:value-type="float" office:value="0.307133333333333" calcext:value-type="float">
            <text:p>0.3071333333</text:p>
          </table:table-cell>
          <table:table-cell table:formula="of:=SQRT([.L15]*(1-[.L15]))/[.K$8]" office:value-type="float" office:value="0.00000203574962684754" calcext:value-type="float">
            <text:p>2.03574962684754E-006</text:p>
          </table:table-cell>
          <table:table-cell table:formula="of:=SQRT([.M15]*(1-[.M15]))/[.K$8]" office:value-type="float" office:value="0.0000307536772066105" calcext:value-type="float">
            <text:p>3.07536772066105E-005</text:p>
          </table:table-cell>
          <table:table-cell table:formula="of:=SQRT(([.N15]/[.L15])*([.N15]/[.L15]) + ([.O15]/[.M15])*([.O15]/[.M15]))" office:value-type="float" office:value="0.000100152086955535" calcext:value-type="float">
            <text:p>0.0001001521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000643177" calcext:value-type="float">
            <text:p>0.000643177</text:p>
          </table:table-cell>
          <table:table-cell office:value-type="float" office:value="0.000962308" calcext:value-type="float">
            <text:p>0.000962308</text:p>
          </table:table-cell>
          <table:table-cell office:value-type="float" office:value="14988" calcext:value-type="float">
            <text:p>14988</text:p>
          </table:table-cell>
          <table:table-cell office:value-type="float" office:value="4494" calcext:value-type="float">
            <text:p>4494</text:p>
          </table:table-cell>
          <table:table-cell office:value-type="float" office:value="1.20451" calcext:value-type="float">
            <text:p>1.20451</text:p>
          </table:table-cell>
          <table:table-cell table:style-name="ce3" office:value-type="time" office:time-value="PT13H01M00S" calcext:value-type="time">
            <text:p>01:01:00 PM</text:p>
          </table:table-cell>
          <table:table-cell table:formula="of:=HOUR([.G16])*60+MINUTE([.G16])" office:value-type="float" office:value="781" calcext:value-type="float">
            <text:p>781</text:p>
          </table:table-cell>
          <table:table-cell table:formula="of:=[.H16]-[.H$8]" office:value-type="float" office:value="44" calcext:value-type="float">
            <text:p>44</text:p>
          </table:table-cell>
          <table:table-cell table:number-columns-repeated="2"/>
          <table:table-cell table:formula="of:=[.D16]/[.K$8]" office:value-type="float" office:value="0.9992" calcext:value-type="float">
            <text:p>0.9992</text:p>
          </table:table-cell>
          <table:table-cell table:formula="of:=[.E16]/[.K$8]" office:value-type="float" office:value="0.2996" calcext:value-type="float">
            <text:p>0.2996</text:p>
          </table:table-cell>
          <table:table-cell table:formula="of:=SQRT([.L16]*(1-[.L16]))/[.K$8]" office:value-type="float" office:value="0.00000188486368502107" calcext:value-type="float">
            <text:p>1.88486368502107E-006</text:p>
          </table:table-cell>
          <table:table-cell table:formula="of:=SQRT([.M16]*(1-[.M16]))/[.K$8]" office:value-type="float" office:value="0.0000305388524851722" calcext:value-type="float">
            <text:p>3.05388524851722E-005</text:p>
          </table:table-cell>
          <table:table-cell table:formula="of:=SQRT(([.N16]/[.L16])*([.N16]/[.L16]) + ([.O16]/[.M16])*([.O16]/[.M16]))" office:value-type="float" office:value="0.000101949537672711" calcext:value-type="float">
            <text:p>0.000101949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000849094" calcext:value-type="float">
            <text:p>0.000849094</text:p>
          </table:table-cell>
          <table:table-cell office:value-type="float" office:value="0.000867129" calcext:value-type="float">
            <text:p>0.000867129</text:p>
          </table:table-cell>
          <table:table-cell office:value-type="float" office:value="14989" calcext:value-type="float">
            <text:p>14989</text:p>
          </table:table-cell>
          <table:table-cell office:value-type="float" office:value="4558" calcext:value-type="float">
            <text:p>4558</text:p>
          </table:table-cell>
          <table:table-cell office:value-type="float" office:value="1.19043" calcext:value-type="float">
            <text:p>1.19043</text:p>
          </table:table-cell>
          <table:table-cell table:style-name="ce3" office:value-type="time" office:time-value="PT13H04M00S" calcext:value-type="time">
            <text:p>01:04:00 PM</text:p>
          </table:table-cell>
          <table:table-cell table:formula="of:=HOUR([.G17])*60+MINUTE([.G17])" office:value-type="float" office:value="784" calcext:value-type="float">
            <text:p>784</text:p>
          </table:table-cell>
          <table:table-cell table:formula="of:=[.H17]-[.H$8]" office:value-type="float" office:value="47" calcext:value-type="float">
            <text:p>47</text:p>
          </table:table-cell>
          <table:table-cell table:number-columns-repeated="2"/>
          <table:table-cell table:formula="of:=[.D17]/[.K$8]" office:value-type="float" office:value="0.999266666666667" calcext:value-type="float">
            <text:p>0.9992666667</text:p>
          </table:table-cell>
          <table:table-cell table:formula="of:=[.E17]/[.K$8]" office:value-type="float" office:value="0.303866666666667" calcext:value-type="float">
            <text:p>0.3038666667</text:p>
          </table:table-cell>
          <table:table-cell table:formula="of:=SQRT([.L17]*(1-[.L17]))/[.K$8]" office:value-type="float" office:value="0.00000180467978760848" calcext:value-type="float">
            <text:p>1.80467978760848E-006</text:p>
          </table:table-cell>
          <table:table-cell table:formula="of:=SQRT([.M17]*(1-[.M17]))/[.K$8]" office:value-type="float" office:value="0.0000306617181192557" calcext:value-type="float">
            <text:p>3.06617181192557E-005</text:p>
          </table:table-cell>
          <table:table-cell table:formula="of:=SQRT(([.N17]/[.L17])*([.N17]/[.L17]) + ([.O17]/[.M17])*([.O17]/[.M17]))" office:value-type="float" office:value="0.000100921332188231" calcext:value-type="float">
            <text:p>0.0001009213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000168767" calcext:value-type="float">
            <text:p>0.000168767</text:p>
          </table:table-cell>
          <table:table-cell office:value-type="float" office:value="0.00118907" calcext:value-type="float">
            <text:p>0.00118907</text:p>
          </table:table-cell>
          <table:table-cell office:value-type="float" office:value="14986" calcext:value-type="float">
            <text:p>14986</text:p>
          </table:table-cell>
          <table:table-cell office:value-type="float" office:value="4449" calcext:value-type="float">
            <text:p>4449</text:p>
          </table:table-cell>
          <table:table-cell office:value-type="float" office:value="1.21444" calcext:value-type="float">
            <text:p>1.21444</text:p>
          </table:table-cell>
          <table:table-cell table:style-name="ce3" office:value-type="time" office:time-value="PT13H08M00S" calcext:value-type="time">
            <text:p>01:08:00 PM</text:p>
          </table:table-cell>
          <table:table-cell table:formula="of:=HOUR([.G18])*60+MINUTE([.G18])" office:value-type="float" office:value="788" calcext:value-type="float">
            <text:p>788</text:p>
          </table:table-cell>
          <table:table-cell table:formula="of:=[.H18]-[.H$8]" office:value-type="float" office:value="51" calcext:value-type="float">
            <text:p>51</text:p>
          </table:table-cell>
          <table:table-cell table:number-columns-repeated="2"/>
          <table:table-cell table:formula="of:=[.D18]/[.K$8]" office:value-type="float" office:value="0.999066666666667" calcext:value-type="float">
            <text:p>0.9990666667</text:p>
          </table:table-cell>
          <table:table-cell table:formula="of:=[.E18]/[.K$8]" office:value-type="float" office:value="0.2966" calcext:value-type="float">
            <text:p>0.2966</text:p>
          </table:table-cell>
          <table:table-cell table:formula="of:=SQRT([.L18]*(1-[.L18]))/[.K$8]" office:value-type="float" office:value="0.00000203574962684754" calcext:value-type="float">
            <text:p>2.03574962684754E-006</text:p>
          </table:table-cell>
          <table:table-cell table:formula="of:=SQRT([.M18]*(1-[.M18]))/[.K$8]" office:value-type="float" office:value="0.0000304505748896652" calcext:value-type="float">
            <text:p>3.04505748896652E-005</text:p>
          </table:table-cell>
          <table:table-cell table:formula="of:=SQRT(([.N18]/[.L18])*([.N18]/[.L18]) + ([.O18]/[.M18])*([.O18]/[.M18]))" office:value-type="float" office:value="0.000102685677298072" calcext:value-type="float">
            <text:p>0.0001026857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0781171" calcext:value-type="float">
            <text:p>0.000781171</text:p>
          </table:table-cell>
          <table:table-cell office:value-type="float" office:value="0.000897806" calcext:value-type="float">
            <text:p>0.000897806</text:p>
          </table:table-cell>
          <table:table-cell office:value-type="float" office:value="14959" calcext:value-type="float">
            <text:p>14959</text:p>
          </table:table-cell>
          <table:table-cell office:value-type="float" office:value="4242" calcext:value-type="float">
            <text:p>4242</text:p>
          </table:table-cell>
          <table:table-cell office:value-type="float" office:value="1.26028" calcext:value-type="float">
            <text:p>1.26028</text:p>
          </table:table-cell>
          <table:table-cell table:style-name="ce3" office:value-type="time" office:time-value="PT13H12M00S" calcext:value-type="time">
            <text:p>01:12:00 PM</text:p>
          </table:table-cell>
          <table:table-cell table:formula="of:=HOUR([.G19])*60+MINUTE([.G19])" office:value-type="float" office:value="792" calcext:value-type="float">
            <text:p>792</text:p>
          </table:table-cell>
          <table:table-cell table:formula="of:=[.H19]-[.H$8]" office:value-type="float" office:value="55" calcext:value-type="float">
            <text:p>55</text:p>
          </table:table-cell>
          <table:table-cell table:number-columns-repeated="2"/>
          <table:table-cell table:formula="of:=[.D19]/[.K$8]" office:value-type="float" office:value="0.997266666666667" calcext:value-type="float">
            <text:p>0.9972666667</text:p>
          </table:table-cell>
          <table:table-cell table:formula="of:=[.E19]/[.K$8]" office:value-type="float" office:value="0.2828" calcext:value-type="float">
            <text:p>0.2828</text:p>
          </table:table-cell>
          <table:table-cell table:formula="of:=SQRT([.L19]*(1-[.L19]))/[.K$8]" office:value-type="float" office:value="0.00000348065269883059" calcext:value-type="float">
            <text:p>3.48065269883059E-006</text:p>
          </table:table-cell>
          <table:table-cell table:formula="of:=SQRT([.M19]*(1-[.M19]))/[.K$8]" office:value-type="float" office:value="0.0000300240022500517" calcext:value-type="float">
            <text:p>0.000030024</text:p>
          </table:table-cell>
          <table:table-cell table:formula="of:=SQRT(([.N19]/[.L19])*([.N19]/[.L19]) + ([.O19]/[.M19])*([.O19]/[.M19]))" office:value-type="float" office:value="0.000106224264175689" calcext:value-type="float">
            <text:p>0.000106224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000522397" calcext:value-type="float">
            <text:p>0.000522397</text:p>
          </table:table-cell>
          <table:table-cell office:value-type="float" office:value="0.00103252" calcext:value-type="float">
            <text:p>0.00103252</text:p>
          </table:table-cell>
          <table:table-cell office:value-type="float" office:value="14985" calcext:value-type="float">
            <text:p>14985</text:p>
          </table:table-cell>
          <table:table-cell office:value-type="float" office:value="4334" calcext:value-type="float">
            <text:p>4334</text:p>
          </table:table-cell>
          <table:table-cell office:value-type="float" office:value="1.24056" calcext:value-type="float">
            <text:p>1.24056</text:p>
          </table:table-cell>
          <table:table-cell table:style-name="ce3" office:value-type="time" office:time-value="PT13H17M00S" calcext:value-type="time">
            <text:p>01:17:00 PM</text:p>
          </table:table-cell>
          <table:table-cell table:formula="of:=HOUR([.G20])*60+MINUTE([.G20])" office:value-type="float" office:value="797" calcext:value-type="float">
            <text:p>797</text:p>
          </table:table-cell>
          <table:table-cell table:formula="of:=[.H20]-[.H$8]" office:value-type="float" office:value="60" calcext:value-type="float">
            <text:p>60</text:p>
          </table:table-cell>
          <table:table-cell table:number-columns-repeated="2"/>
          <table:table-cell table:formula="of:=[.D20]/[.K$8]" office:value-type="float" office:value="0.999" calcext:value-type="float">
            <text:p>0.999</text:p>
          </table:table-cell>
          <table:table-cell table:formula="of:=[.E20]/[.K$8]" office:value-type="float" office:value="0.288933333333333" calcext:value-type="float">
            <text:p>0.2889333333</text:p>
          </table:table-cell>
          <table:table-cell table:formula="of:=SQRT([.L20]*(1-[.L20]))/[.K$8]" office:value-type="float" office:value="0.00000210713075057055" calcext:value-type="float">
            <text:p>2.10713075057055E-006</text:p>
          </table:table-cell>
          <table:table-cell table:formula="of:=SQRT([.M20]*(1-[.M20]))/[.K$8]" office:value-type="float" office:value="0.0000302177918321289" calcext:value-type="float">
            <text:p>3.02177918321289E-005</text:p>
          </table:table-cell>
          <table:table-cell table:formula="of:=SQRT(([.N20]/[.L20])*([.N20]/[.L20]) + ([.O20]/[.M20])*([.O20]/[.M20]))" office:value-type="float" office:value="0.000104605226129866" calcext:value-type="float">
            <text:p>0.000104605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000429503" calcext:value-type="float">
            <text:p>0.000429503</text:p>
          </table:table-cell>
          <table:table-cell office:value-type="float" office:value="0.00110145" calcext:value-type="float">
            <text:p>0.00110145</text:p>
          </table:table-cell>
          <table:table-cell office:value-type="float" office:value="14997" calcext:value-type="float">
            <text:p>14997</text:p>
          </table:table-cell>
          <table:table-cell office:value-type="float" office:value="4519" calcext:value-type="float">
            <text:p>4519</text:p>
          </table:table-cell>
          <table:table-cell office:value-type="float" office:value="1.19956" calcext:value-type="float">
            <text:p>1.19956</text:p>
          </table:table-cell>
          <table:table-cell table:style-name="ce3" office:value-type="time" office:time-value="PT13H21M00S" calcext:value-type="time">
            <text:p>01:21:00 PM</text:p>
          </table:table-cell>
          <table:table-cell table:formula="of:=HOUR([.G21])*60+MINUTE([.G21])" office:value-type="float" office:value="801" calcext:value-type="float">
            <text:p>801</text:p>
          </table:table-cell>
          <table:table-cell table:formula="of:=[.H21]-[.H$8]" office:value-type="float" office:value="64" calcext:value-type="float">
            <text:p>64</text:p>
          </table:table-cell>
          <table:table-cell table:number-columns-repeated="2"/>
          <table:table-cell table:formula="of:=[.D21]/[.K$8]" office:value-type="float" office:value="0.9998" calcext:value-type="float">
            <text:p>0.9998</text:p>
          </table:table-cell>
          <table:table-cell table:formula="of:=[.E21]/[.K$8]" office:value-type="float" office:value="0.301266666666667" calcext:value-type="float">
            <text:p>0.3012666667</text:p>
          </table:table-cell>
          <table:table-cell table:formula="of:=SQRT([.L21]*(1-[.L21]))/[.K$8]" office:value-type="float" office:value="0.000000942714755963337" calcext:value-type="float">
            <text:p>9.42714755963337E-007</text:p>
          </table:table-cell>
          <table:table-cell table:formula="of:=SQRT([.M21]*(1-[.M21]))/[.K$8]" office:value-type="float" office:value="0.0000305872204412396" calcext:value-type="float">
            <text:p>3.05872204412396E-005</text:p>
          </table:table-cell>
          <table:table-cell table:formula="of:=SQRT(([.N21]/[.L21])*([.N21]/[.L21]) + ([.O21]/[.M21])*([.O21]/[.M21]))" office:value-type="float" office:value="0.000101533102938887" calcext:value-type="float">
            <text:p>0.000101533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00563143" calcext:value-type="float">
            <text:p>0.000563143</text:p>
          </table:table-cell>
          <table:table-cell office:value-type="float" office:value="0.00100807" calcext:value-type="float">
            <text:p>0.00100807</text:p>
          </table:table-cell>
          <table:table-cell office:value-type="float" office:value="14983" calcext:value-type="float">
            <text:p>14983</text:p>
          </table:table-cell>
          <table:table-cell office:value-type="float" office:value="4343" calcext:value-type="float">
            <text:p>4343</text:p>
          </table:table-cell>
          <table:table-cell office:value-type="float" office:value="1.23835" calcext:value-type="float">
            <text:p>1.23835</text:p>
          </table:table-cell>
          <table:table-cell table:style-name="ce3" office:value-type="time" office:time-value="PT13H29M00S" calcext:value-type="time">
            <text:p>01:29:00 PM</text:p>
          </table:table-cell>
          <table:table-cell table:formula="of:=HOUR([.G22])*60+MINUTE([.G22])" office:value-type="float" office:value="809" calcext:value-type="float">
            <text:p>809</text:p>
          </table:table-cell>
          <table:table-cell table:formula="of:=[.H22]-[.H$8]" office:value-type="float" office:value="72" calcext:value-type="float">
            <text:p>72</text:p>
          </table:table-cell>
          <table:table-cell table:number-columns-repeated="2"/>
          <table:table-cell table:formula="of:=[.D22]/[.K$8]" office:value-type="float" office:value="0.998866666666667" calcext:value-type="float">
            <text:p>0.9988666667</text:p>
          </table:table-cell>
          <table:table-cell table:formula="of:=[.E22]/[.K$8]" office:value-type="float" office:value="0.289533333333333" calcext:value-type="float">
            <text:p>0.2895333333</text:p>
          </table:table-cell>
          <table:table-cell table:formula="of:=SQRT([.L22]*(1-[.L22]))/[.K$8]" office:value-type="float" office:value="0.00000224306228069166" calcext:value-type="float">
            <text:p>2.24306228069166E-006</text:p>
          </table:table-cell>
          <table:table-cell table:formula="of:=SQRT([.M22]*(1-[.M22]))/[.K$8]" office:value-type="float" office:value="0.0000302363858967762" calcext:value-type="float">
            <text:p>3.02363858967762E-005</text:p>
          </table:table-cell>
          <table:table-cell table:formula="of:=SQRT(([.N22]/[.L22])*([.N22]/[.L22]) + ([.O22]/[.M22])*([.O22]/[.M22]))" office:value-type="float" office:value="0.000104455591301944" calcext:value-type="float">
            <text:p>0.000104455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000211629" calcext:value-type="float">
            <text:p>0.000211629</text:p>
          </table:table-cell>
          <table:table-cell office:value-type="float" office:value="0.00118408" calcext:value-type="float">
            <text:p>0.00118408</text:p>
          </table:table-cell>
          <table:table-cell office:value-type="float" office:value="14969" calcext:value-type="float">
            <text:p>14969</text:p>
          </table:table-cell>
          <table:table-cell office:value-type="float" office:value="4172" calcext:value-type="float">
            <text:p>4172</text:p>
          </table:table-cell>
          <table:table-cell office:value-type="float" office:value="1.27759" calcext:value-type="float">
            <text:p>1.27759</text:p>
          </table:table-cell>
          <table:table-cell table:style-name="ce3" office:value-type="time" office:time-value="PT13H41M00S" calcext:value-type="time">
            <text:p>01:41:00 PM</text:p>
          </table:table-cell>
          <table:table-cell table:formula="of:=HOUR([.G23])*60+MINUTE([.G23])" office:value-type="float" office:value="821" calcext:value-type="float">
            <text:p>821</text:p>
          </table:table-cell>
          <table:table-cell table:formula="of:=[.H23]-[.H$8]" office:value-type="float" office:value="84" calcext:value-type="float">
            <text:p>84</text:p>
          </table:table-cell>
          <table:table-cell table:number-columns-repeated="2"/>
          <table:table-cell table:formula="of:=[.D23]/[.K$8]" office:value-type="float" office:value="0.997933333333333" calcext:value-type="float">
            <text:p>0.9979333333</text:p>
          </table:table-cell>
          <table:table-cell table:formula="of:=[.E23]/[.K$8]" office:value-type="float" office:value="0.278133333333333" calcext:value-type="float">
            <text:p>0.2781333333</text:p>
          </table:table-cell>
          <table:table-cell table:formula="of:=SQRT([.L23]*(1-[.L23]))/[.K$8]" office:value-type="float" office:value="0.00000302757369342776" calcext:value-type="float">
            <text:p>3.02757369342776E-006</text:p>
          </table:table-cell>
          <table:table-cell table:formula="of:=SQRT([.M23]*(1-[.M23]))/[.K$8]" office:value-type="float" office:value="0.0000298719624934465" calcext:value-type="float">
            <text:p>0.000029872</text:p>
          </table:table-cell>
          <table:table-cell table:formula="of:=SQRT(([.N23]/[.L23])*([.N23]/[.L23]) + ([.O23]/[.M23])*([.O23]/[.M23]))" office:value-type="float" office:value="0.000107444431887639" calcext:value-type="float">
            <text:p>0.0001074444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3">
            <text:p>VUV3</text:p>
          </table:table-cell>
          <table:covered-table-cell table:number-columns-repeated="7"/>
          <table:table-cell table:number-columns-repeated="8"/>
        </table:table-row>
        <table:table-row table:style-name="ro1">
          <table:covered-table-cell table:number-columns-repeated="8"/>
          <table:table-cell office:value-type="string" calcext:value-type="string">
            <text:p>VUV3, </text:p>
          </table:table-cell>
          <table:table-cell table:number-columns-repeated="7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&lt;PE&gt;</text:p>
          </table:table-cell>
          <table:table-cell table:number-columns-repeated="3"/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0208383" calcext:value-type="float">
            <text:p>0.00208383</text:p>
          </table:table-cell>
          <table:table-cell office:value-type="float" office:value="0.00154721" calcext:value-type="float">
            <text:p>0.00154721</text:p>
          </table:table-cell>
          <table:table-cell office:value-type="float" office:value="14639" calcext:value-type="float">
            <text:p>14639</text:p>
          </table:table-cell>
          <table:table-cell office:value-type="float" office:value="13624" calcext:value-type="float">
            <text:p>13624</text:p>
          </table:table-cell>
          <table:table-cell table:formula="of:=LN([.D28]/[.E28])" office:value-type="float" office:value="0.0718562568288876" calcext:value-type="float">
            <text:p>0.0718562568</text:p>
          </table:table-cell>
          <table:table-cell office:value-type="float" office:value="0.5" calcext:value-type="float">
            <text:p>0.5</text:p>
          </table:table-cell>
          <table:table-cell table:formula="of:=[.F28]/[.J$8]" office:value-type="float" office:value="0.061410056883334" calcext:value-type="float">
            <text:p>0.0614100569</text:p>
          </table:table-cell>
          <table:table-cell table:number-columns-repeated="3"/>
          <table:table-cell table:formula="of:=[.D28]/[.K$8]" office:value-type="float" office:value="0.975933333333333" calcext:value-type="float">
            <text:p>0.9759333333</text:p>
          </table:table-cell>
          <table:table-cell table:formula="of:=[.E28]/[.K$8]" office:value-type="float" office:value="0.908266666666667" calcext:value-type="float">
            <text:p>0.9082666667</text:p>
          </table:table-cell>
          <table:table-cell table:formula="of:=SQRT([.L28]*(1-[.L28]))/[.K$8]" office:value-type="float" office:value="0.0000102170798659722" calcext:value-type="float">
            <text:p>1.02170798659722E-005</text:p>
          </table:table-cell>
          <table:table-cell table:formula="of:=SQRT([.M28]*(1-[.M28]))/[.K$8]" office:value-type="float" office:value="0.0000192432763309842" calcext:value-type="float">
            <text:p>1.92432763309842E-005</text:p>
          </table:table-cell>
          <table:table-cell table:formula="of:=SQRT(([.N28]/[.L28])*([.N28]/[.L28]) + ([.O28]/[.M28])*([.O28]/[.M28]))" office:value-type="float" office:value="0.0000236322183831921" calcext:value-type="float">
            <text:p>2.36322183831921E-00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00138673" calcext:value-type="float">
            <text:p>0.00138673</text:p>
          </table:table-cell>
          <table:table-cell office:value-type="float" office:value="0.000796479" calcext:value-type="float">
            <text:p>0.000796479</text:p>
          </table:table-cell>
          <table:table-cell office:value-type="float" office:value="14370" calcext:value-type="float">
            <text:p>14370</text:p>
          </table:table-cell>
          <table:table-cell office:value-type="float" office:value="12492" calcext:value-type="float">
            <text:p>12492</text:p>
          </table:table-cell>
          <table:table-cell table:formula="of:=LN([.D29]/[.E29])" office:value-type="float" office:value="0.140054260670101" calcext:value-type="float">
            <text:p>0.1400542607</text:p>
          </table:table-cell>
          <table:table-cell office:value-type="float" office:value="1" calcext:value-type="float">
            <text:p>1</text:p>
          </table:table-cell>
          <table:table-cell table:formula="of:=[.F29]/[.J$8]" office:value-type="float" office:value="0.119693684225513" calcext:value-type="float">
            <text:p>0.1196936842</text:p>
          </table:table-cell>
          <table:table-cell table:number-columns-repeated="3"/>
          <table:table-cell table:formula="of:=[.D29]/[.K$8]" office:value-type="float" office:value="0.958" calcext:value-type="float">
            <text:p>0.958</text:p>
          </table:table-cell>
          <table:table-cell table:formula="of:=[.E29]/[.K$8]" office:value-type="float" office:value="0.8328" calcext:value-type="float">
            <text:p>0.8328</text:p>
          </table:table-cell>
          <table:table-cell table:formula="of:=SQRT([.L29]*(1-[.L29]))/[.K$8]" office:value-type="float" office:value="0.0000133726088205207" calcext:value-type="float">
            <text:p>1.33726088205207E-005</text:p>
          </table:table-cell>
          <table:table-cell table:formula="of:=SQRT([.M29]*(1-[.M29]))/[.K$8]" office:value-type="float" office:value="0.0000248769558695057" calcext:value-type="float">
            <text:p>0.000024877</text:p>
          </table:table-cell>
          <table:table-cell table:formula="of:=SQRT(([.N29]/[.L29])*([.N29]/[.L29]) + ([.O29]/[.M29])*([.O29]/[.M29]))" office:value-type="float" office:value="0.000032972030433329" calcext:value-type="float">
            <text:p>0.000032972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00116536" calcext:value-type="float">
            <text:p>0.00116536</text:p>
          </table:table-cell>
          <table:table-cell office:value-type="float" office:value="0.000813024" calcext:value-type="float">
            <text:p>0.000813024</text:p>
          </table:table-cell>
          <table:table-cell office:value-type="float" office:value="14000" calcext:value-type="float">
            <text:p>14000</text:p>
          </table:table-cell>
          <table:table-cell office:value-type="float" office:value="12039" calcext:value-type="float">
            <text:p>12039</text:p>
          </table:table-cell>
          <table:table-cell table:formula="of:=LN([.D30]/[.E30])" office:value-type="float" office:value="0.150905949662369" calcext:value-type="float">
            <text:p>0.1509059497</text:p>
          </table:table-cell>
          <table:table-cell office:value-type="float" office:value="1.5" calcext:value-type="float">
            <text:p>1.5</text:p>
          </table:table-cell>
          <table:table-cell table:formula="of:=[.F30]/[.J$8]" office:value-type="float" office:value="0.128967794340688" calcext:value-type="float">
            <text:p>0.1289677943</text:p>
          </table:table-cell>
          <table:table-cell table:number-columns-repeated="3"/>
          <table:table-cell table:formula="of:=[.D30]/[.K$8]" office:value-type="float" office:value="0.933333333333333" calcext:value-type="float">
            <text:p>0.9333333333</text:p>
          </table:table-cell>
          <table:table-cell table:formula="of:=[.E30]/[.K$8]" office:value-type="float" office:value="0.8026" calcext:value-type="float">
            <text:p>0.8026</text:p>
          </table:table-cell>
          <table:table-cell table:formula="of:=SQRT([.L30]*(1-[.L30]))/[.K$8]" office:value-type="float" office:value="0.000016629588385662" calcext:value-type="float">
            <text:p>1.6629588385662E-005</text:p>
          </table:table-cell>
          <table:table-cell table:formula="of:=SQRT([.M30]*(1-[.M30]))/[.K$8]" office:value-type="float" office:value="0.0000265357821315546" calcext:value-type="float">
            <text:p>2.65357821315546E-005</text:p>
          </table:table-cell>
          <table:table-cell table:formula="of:=SQRT(([.N30]/[.L30])*([.N30]/[.L30]) + ([.O30]/[.M30])*([.O30]/[.M30]))" office:value-type="float" office:value="0.000037557613921513" calcext:value-type="float">
            <text:p>3.7557613921513E-00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0011111" calcext:value-type="float">
            <text:p>0.0011111</text:p>
          </table:table-cell>
          <table:table-cell office:value-type="float" office:value="0.000785223" calcext:value-type="float">
            <text:p>0.000785223</text:p>
          </table:table-cell>
          <table:table-cell office:value-type="float" office:value="13707" calcext:value-type="float">
            <text:p>13707</text:p>
          </table:table-cell>
          <table:table-cell office:value-type="float" office:value="11394" calcext:value-type="float">
            <text:p>11394</text:p>
          </table:table-cell>
          <table:table-cell table:formula="of:=LN([.D31]/[.E31])" office:value-type="float" office:value="0.18481975019104" calcext:value-type="float">
            <text:p>0.1848197502</text:p>
          </table:table-cell>
          <table:table-cell office:value-type="float" office:value="2" calcext:value-type="float">
            <text:p>2</text:p>
          </table:table-cell>
          <table:table-cell table:formula="of:=[.F31]/[.J$8]" office:value-type="float" office:value="0.157951330521193" calcext:value-type="float">
            <text:p>0.1579513305</text:p>
          </table:table-cell>
          <table:table-cell table:number-columns-repeated="3"/>
          <table:table-cell table:formula="of:=[.D31]/[.K$8]" office:value-type="float" office:value="0.9138" calcext:value-type="float">
            <text:p>0.9138</text:p>
          </table:table-cell>
          <table:table-cell table:formula="of:=[.E31]/[.K$8]" office:value-type="float" office:value="0.7596" calcext:value-type="float">
            <text:p>0.7596</text:p>
          </table:table-cell>
          <table:table-cell table:formula="of:=SQRT([.L31]*(1-[.L31]))/[.K$8]" office:value-type="float" office:value="0.0000187106101806791" calcext:value-type="float">
            <text:p>1.87106101806791E-005</text:p>
          </table:table-cell>
          <table:table-cell table:formula="of:=SQRT([.M31]*(1-[.M31]))/[.K$8]" office:value-type="float" office:value="0.0000284884257199305" calcext:value-type="float">
            <text:p>2.84884257199305E-005</text:p>
          </table:table-cell>
          <table:table-cell table:formula="of:=SQRT(([.N31]/[.L31])*([.N31]/[.L31]) + ([.O31]/[.M31])*([.O31]/[.M31]))" office:value-type="float" office:value="0.0000427298346291761" calcext:value-type="float">
            <text:p>4.27298346291761E-00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108714" calcext:value-type="float">
            <text:p>0.00108714</text:p>
          </table:table-cell>
          <table:table-cell office:value-type="float" office:value="0.000892283" calcext:value-type="float">
            <text:p>0.000892283</text:p>
          </table:table-cell>
          <table:table-cell office:value-type="float" office:value="13440" calcext:value-type="float">
            <text:p>13440</text:p>
          </table:table-cell>
          <table:table-cell office:value-type="float" office:value="11043" calcext:value-type="float">
            <text:p>11043</text:p>
          </table:table-cell>
          <table:table-cell table:formula="of:=LN([.D32]/[.E32])" office:value-type="float" office:value="0.19643859203001" calcext:value-type="float">
            <text:p>0.196438592</text:p>
          </table:table-cell>
          <table:table-cell office:value-type="float" office:value="2.5" calcext:value-type="float">
            <text:p>2.5</text:p>
          </table:table-cell>
          <table:table-cell table:formula="of:=[.F32]/[.J$8]" office:value-type="float" office:value="0.167881067606562" calcext:value-type="float">
            <text:p>0.1678810676</text:p>
          </table:table-cell>
          <table:table-cell table:number-columns-repeated="3"/>
          <table:table-cell table:formula="of:=[.D32]/[.K$8]" office:value-type="float" office:value="0.896" calcext:value-type="float">
            <text:p>0.896</text:p>
          </table:table-cell>
          <table:table-cell table:formula="of:=[.E32]/[.K$8]" office:value-type="float" office:value="0.7362" calcext:value-type="float">
            <text:p>0.7362</text:p>
          </table:table-cell>
          <table:table-cell table:formula="of:=SQRT([.L32]*(1-[.L32]))/[.K$8]" office:value-type="float" office:value="0.0000203507029635615" calcext:value-type="float">
            <text:p>2.03507029635615E-005</text:p>
          </table:table-cell>
          <table:table-cell table:formula="of:=SQRT([.M32]*(1-[.M32]))/[.K$8]" office:value-type="float" office:value="0.0000293794758292247" calcext:value-type="float">
            <text:p>2.93794758292247E-005</text:p>
          </table:table-cell>
          <table:table-cell table:formula="of:=SQRT(([.N32]/[.L32])*([.N32]/[.L32]) + ([.O32]/[.M32])*([.O32]/[.M32]))" office:value-type="float" office:value="0.0000459177027238009" calcext:value-type="float">
            <text:p>4.59177027238009E-00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121073" calcext:value-type="float">
            <text:p>0.00121073</text:p>
          </table:table-cell>
          <table:table-cell office:value-type="float" office:value="0.000710923" calcext:value-type="float">
            <text:p>0.000710923</text:p>
          </table:table-cell>
          <table:table-cell office:value-type="float" office:value="12984" calcext:value-type="float">
            <text:p>12984</text:p>
          </table:table-cell>
          <table:table-cell office:value-type="float" office:value="10699" calcext:value-type="float">
            <text:p>10699</text:p>
          </table:table-cell>
          <table:table-cell table:formula="of:=LN([.D33]/[.E33])" office:value-type="float" office:value="0.193567551055821" calcext:value-type="float">
            <text:p>0.1935675511</text:p>
          </table:table-cell>
          <table:table-cell office:value-type="float" office:value="3" calcext:value-type="float">
            <text:p>3</text:p>
          </table:table-cell>
          <table:table-cell table:formula="of:=[.F33]/[.J$8]" office:value-type="float" office:value="0.165427408074043" calcext:value-type="float">
            <text:p>0.1654274081</text:p>
          </table:table-cell>
          <table:table-cell table:number-columns-repeated="3"/>
          <table:table-cell table:formula="of:=[.D33]/[.K$8]" office:value-type="float" office:value="0.8656" calcext:value-type="float">
            <text:p>0.8656</text:p>
          </table:table-cell>
          <table:table-cell table:formula="of:=[.E33]/[.K$8]" office:value-type="float" office:value="0.713266666666667" calcext:value-type="float">
            <text:p>0.7132666667</text:p>
          </table:table-cell>
          <table:table-cell table:formula="of:=SQRT([.L33]*(1-[.L33]))/[.K$8]" office:value-type="float" office:value="0.0000227387715880461" calcext:value-type="float">
            <text:p>2.27387715880461E-005</text:p>
          </table:table-cell>
          <table:table-cell table:formula="of:=SQRT([.M33]*(1-[.M33]))/[.K$8]" office:value-type="float" office:value="0.0000301490614476278" calcext:value-type="float">
            <text:p>3.01490614476278E-005</text:p>
          </table:table-cell>
          <table:table-cell table:formula="of:=SQRT(([.N33]/[.L33])*([.N33]/[.L33]) + ([.O33]/[.M33])*([.O33]/[.M33]))" office:value-type="float" office:value="0.0000497669327572482" calcext:value-type="float">
            <text:p>4.97669327572482E-00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0011057" calcext:value-type="float">
            <text:p>0.0011057</text:p>
          </table:table-cell>
          <table:table-cell office:value-type="float" office:value="0.00076663" calcext:value-type="float">
            <text:p>0.00076663</text:p>
          </table:table-cell>
          <table:table-cell office:value-type="float" office:value="12901" calcext:value-type="float">
            <text:p>12901</text:p>
          </table:table-cell>
          <table:table-cell office:value-type="float" office:value="10483" calcext:value-type="float">
            <text:p>10483</text:p>
          </table:table-cell>
          <table:table-cell table:formula="of:=LN([.D34]/[.E34])" office:value-type="float" office:value="0.207549930272564" calcext:value-type="float">
            <text:p>0.2075499303</text:p>
          </table:table-cell>
          <table:table-cell office:value-type="float" office:value="3.5" calcext:value-type="float">
            <text:p>3.5</text:p>
          </table:table-cell>
          <table:table-cell table:formula="of:=[.F34]/[.J$8]" office:value-type="float" office:value="0.177377080113171" calcext:value-type="float">
            <text:p>0.1773770801</text:p>
          </table:table-cell>
          <table:table-cell table:number-columns-repeated="3"/>
          <table:table-cell table:formula="of:=[.D34]/[.K$8]" office:value-type="float" office:value="0.860066666666667" calcext:value-type="float">
            <text:p>0.8600666667</text:p>
          </table:table-cell>
          <table:table-cell table:formula="of:=[.E34]/[.K$8]" office:value-type="float" office:value="0.698866666666667" calcext:value-type="float">
            <text:p>0.6988666667</text:p>
          </table:table-cell>
          <table:table-cell table:formula="of:=SQRT([.L34]*(1-[.L34]))/[.K$8]" office:value-type="float" office:value="0.0000231278567538086" calcext:value-type="float">
            <text:p>2.31278567538086E-005</text:p>
          </table:table-cell>
          <table:table-cell table:formula="of:=SQRT([.M34]*(1-[.M34]))/[.K$8]" office:value-type="float" office:value="0.0000305833686749216" calcext:value-type="float">
            <text:p>3.05833686749216E-005</text:p>
          </table:table-cell>
          <table:table-cell table:formula="of:=SQRT(([.N34]/[.L34])*([.N34]/[.L34]) + ([.O34]/[.M34])*([.O34]/[.M34]))" office:value-type="float" office:value="0.0000513631372526524" calcext:value-type="float">
            <text:p>5.13631372526524E-00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00104272" calcext:value-type="float">
            <text:p>0.00104272</text:p>
          </table:table-cell>
          <table:table-cell office:value-type="float" office:value="0.000790603" calcext:value-type="float">
            <text:p>0.000790603</text:p>
          </table:table-cell>
          <table:table-cell office:value-type="float" office:value="12728" calcext:value-type="float">
            <text:p>12728</text:p>
          </table:table-cell>
          <table:table-cell office:value-type="float" office:value="10292" calcext:value-type="float">
            <text:p>10292</text:p>
          </table:table-cell>
          <table:table-cell table:formula="of:=LN([.D35]/[.E35])" office:value-type="float" office:value="0.212437396615988" calcext:value-type="float">
            <text:p>0.2124373966</text:p>
          </table:table-cell>
          <table:table-cell office:value-type="float" office:value="4" calcext:value-type="float">
            <text:p>4</text:p>
          </table:table-cell>
          <table:table-cell table:formula="of:=[.F35]/[.J$8]" office:value-type="float" office:value="0.181554024465835" calcext:value-type="float">
            <text:p>0.1815540245</text:p>
          </table:table-cell>
          <table:table-cell table:number-columns-repeated="3"/>
          <table:table-cell table:formula="of:=[.D35]/[.K$8]" office:value-type="float" office:value="0.848533333333333" calcext:value-type="float">
            <text:p>0.8485333333</text:p>
          </table:table-cell>
          <table:table-cell table:formula="of:=[.E35]/[.K$8]" office:value-type="float" office:value="0.686133333333333" calcext:value-type="float">
            <text:p>0.6861333333</text:p>
          </table:table-cell>
          <table:table-cell table:formula="of:=SQRT([.L35]*(1-[.L35]))/[.K$8]" office:value-type="float" office:value="0.0000239002106504483" calcext:value-type="float">
            <text:p>2.39002106504483E-005</text:p>
          </table:table-cell>
          <table:table-cell table:formula="of:=SQRT([.M35]*(1-[.M35]))/[.K$8]" office:value-type="float" office:value="0.0000309375271741993" calcext:value-type="float">
            <text:p>3.09375271741993E-005</text:p>
          </table:table-cell>
          <table:table-cell table:formula="of:=SQRT(([.N35]/[.L35])*([.N35]/[.L35]) + ([.O35]/[.M35])*([.O35]/[.M35]))" office:value-type="float" office:value="0.00005316418006316" calcext:value-type="float">
            <text:p>5.316418006316E-005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00154027" calcext:value-type="float">
            <text:p>0.00154027</text:p>
          </table:table-cell>
          <table:table-cell office:value-type="float" office:value="0.000924414" calcext:value-type="float">
            <text:p>0.000924414</text:p>
          </table:table-cell>
          <table:table-cell office:value-type="float" office:value="12152" calcext:value-type="float">
            <text:p>12152</text:p>
          </table:table-cell>
          <table:table-cell office:value-type="float" office:value="9670" calcext:value-type="float">
            <text:p>9670</text:p>
          </table:table-cell>
          <table:table-cell table:formula="of:=LN([.D36]/[.E36])" office:value-type="float" office:value="0.228465455828269" calcext:value-type="float">
            <text:p>0.2284654558</text:p>
          </table:table-cell>
          <table:table-cell office:value-type="float" office:value="5" calcext:value-type="float">
            <text:p>5</text:p>
          </table:table-cell>
          <table:table-cell table:formula="of:=[.F36]/[.J$8]" office:value-type="float" office:value="0.195251983020781" calcext:value-type="float">
            <text:p>0.195251983</text:p>
          </table:table-cell>
          <table:table-cell table:number-columns-repeated="3"/>
          <table:table-cell table:formula="of:=[.D36]/[.K$8]" office:value-type="float" office:value="0.810133333333333" calcext:value-type="float">
            <text:p>0.8101333333</text:p>
          </table:table-cell>
          <table:table-cell table:formula="of:=[.E36]/[.K$8]" office:value-type="float" office:value="0.644666666666667" calcext:value-type="float">
            <text:p>0.6446666667</text:p>
          </table:table-cell>
          <table:table-cell table:formula="of:=SQRT([.L36]*(1-[.L36]))/[.K$8]" office:value-type="float" office:value="0.000026146367120123" calcext:value-type="float">
            <text:p>2.6146367120123E-005</text:p>
          </table:table-cell>
          <table:table-cell table:formula="of:=SQRT([.M36]*(1-[.M36]))/[.K$8]" office:value-type="float" office:value="0.0000319076135502036" calcext:value-type="float">
            <text:p>3.19076135502036E-005</text:p>
          </table:table-cell>
          <table:table-cell table:formula="of:=SQRT(([.N36]/[.L36])*([.N36]/[.L36]) + ([.O36]/[.M36])*([.O36]/[.M36]))" office:value-type="float" office:value="0.0000590876546126473" calcext:value-type="float">
            <text:p>5.90876546126473E-00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0013339" calcext:value-type="float">
            <text:p>0.0013339</text:p>
          </table:table-cell>
          <table:table-cell office:value-type="float" office:value="0.00107127" calcext:value-type="float">
            <text:p>0.00107127</text:p>
          </table:table-cell>
          <table:table-cell office:value-type="float" office:value="11682" calcext:value-type="float">
            <text:p>11682</text:p>
          </table:table-cell>
          <table:table-cell office:value-type="float" office:value="9321" calcext:value-type="float">
            <text:p>9321</text:p>
          </table:table-cell>
          <table:table-cell table:formula="of:=LN([.D37]/[.E37])" office:value-type="float" office:value="0.225779276539098" calcext:value-type="float">
            <text:p>0.2257792765</text:p>
          </table:table-cell>
          <table:table-cell office:value-type="float" office:value="6" calcext:value-type="float">
            <text:p>6</text:p>
          </table:table-cell>
          <table:table-cell table:formula="of:=[.F37]/[.J$8]" office:value-type="float" office:value="0.192956310657278" calcext:value-type="float">
            <text:p>0.1929563107</text:p>
          </table:table-cell>
          <table:table-cell table:number-columns-repeated="3"/>
          <table:table-cell table:formula="of:=[.D37]/[.K$8]" office:value-type="float" office:value="0.7788" calcext:value-type="float">
            <text:p>0.7788</text:p>
          </table:table-cell>
          <table:table-cell table:formula="of:=[.E37]/[.K$8]" office:value-type="float" office:value="0.6214" calcext:value-type="float">
            <text:p>0.6214</text:p>
          </table:table-cell>
          <table:table-cell table:formula="of:=SQRT([.L37]*(1-[.L37]))/[.K$8]" office:value-type="float" office:value="0.0000276703258624349" calcext:value-type="float">
            <text:p>2.76703258624349E-005</text:p>
          </table:table-cell>
          <table:table-cell table:formula="of:=SQRT([.M37]*(1-[.M37]))/[.K$8]" office:value-type="float" office:value="0.0000323358789375929" calcext:value-type="float">
            <text:p>3.23358789375929E-005</text:p>
          </table:table-cell>
          <table:table-cell table:formula="of:=SQRT(([.N37]/[.L37])*([.N37]/[.L37]) + ([.O37]/[.M37])*([.O37]/[.M37]))" office:value-type="float" office:value="0.0000630095618652595" calcext:value-type="float">
            <text:p>6.30095618652595E-00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00133619" calcext:value-type="float">
            <text:p>0.00133619</text:p>
          </table:table-cell>
          <table:table-cell office:value-type="float" office:value="0.000859765" calcext:value-type="float">
            <text:p>0.000859765</text:p>
          </table:table-cell>
          <table:table-cell office:value-type="float" office:value="11161" calcext:value-type="float">
            <text:p>11161</text:p>
          </table:table-cell>
          <table:table-cell office:value-type="float" office:value="8946" calcext:value-type="float">
            <text:p>8946</text:p>
          </table:table-cell>
          <table:table-cell table:formula="of:=LN([.D38]/[.E38])" office:value-type="float" office:value="0.221219053662921" calcext:value-type="float">
            <text:p>0.2212190537</text:p>
          </table:table-cell>
          <table:table-cell office:value-type="float" office:value="7" calcext:value-type="float">
            <text:p>7</text:p>
          </table:table-cell>
          <table:table-cell table:formula="of:=[.F38]/[.J$8]" office:value-type="float" office:value="0.189059036312839" calcext:value-type="float">
            <text:p>0.1890590363</text:p>
          </table:table-cell>
          <table:table-cell table:number-columns-repeated="3"/>
          <table:table-cell table:formula="of:=[.D38]/[.K$8]" office:value-type="float" office:value="0.744066666666667" calcext:value-type="float">
            <text:p>0.7440666667</text:p>
          </table:table-cell>
          <table:table-cell table:formula="of:=[.E38]/[.K$8]" office:value-type="float" office:value="0.5964" calcext:value-type="float">
            <text:p>0.5964</text:p>
          </table:table-cell>
          <table:table-cell table:formula="of:=SQRT([.L38]*(1-[.L38]))/[.K$8]" office:value-type="float" office:value="0.000029092302320734" calcext:value-type="float">
            <text:p>2.9092302320734E-005</text:p>
          </table:table-cell>
          <table:table-cell table:formula="of:=SQRT([.M38]*(1-[.M38]))/[.K$8]" office:value-type="float" office:value="0.0000327079358362258" calcext:value-type="float">
            <text:p>3.27079358362258E-005</text:p>
          </table:table-cell>
          <table:table-cell table:formula="of:=SQRT(([.N38]/[.L38])*([.N38]/[.L38]) + ([.O38]/[.M38])*([.O38]/[.M38]))" office:value-type="float" office:value="0.0000673528890189735" calcext:value-type="float">
            <text:p>6.73528890189735E-005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135541" calcext:value-type="float">
            <text:p>0.00135541</text:p>
          </table:table-cell>
          <table:table-cell office:value-type="float" office:value="0.000931558" calcext:value-type="float">
            <text:p>0.000931558</text:p>
          </table:table-cell>
          <table:table-cell office:value-type="float" office:value="11294" calcext:value-type="float">
            <text:p>11294</text:p>
          </table:table-cell>
          <table:table-cell office:value-type="float" office:value="8948" calcext:value-type="float">
            <text:p>8948</text:p>
          </table:table-cell>
          <table:table-cell table:formula="of:=LN([.D39]/[.E39])" office:value-type="float" office:value="0.232841567622762" calcext:value-type="float">
            <text:p>0.2328415676</text:p>
          </table:table-cell>
          <table:table-cell office:value-type="float" office:value="8" calcext:value-type="float">
            <text:p>8</text:p>
          </table:table-cell>
          <table:table-cell table:formula="of:=[.F39]/[.J$8]" office:value-type="float" office:value="0.198991911679569" calcext:value-type="float">
            <text:p>0.1989919117</text:p>
          </table:table-cell>
          <table:table-cell table:number-columns-repeated="3"/>
          <table:table-cell table:formula="of:=[.D39]/[.K$8]" office:value-type="float" office:value="0.752933333333333" calcext:value-type="float">
            <text:p>0.7529333333</text:p>
          </table:table-cell>
          <table:table-cell table:formula="of:=[.E39]/[.K$8]" office:value-type="float" office:value="0.596533333333333" calcext:value-type="float">
            <text:p>0.5965333333</text:p>
          </table:table-cell>
          <table:table-cell table:formula="of:=SQRT([.L39]*(1-[.L39]))/[.K$8]" office:value-type="float" office:value="0.0000287537227648787" calcext:value-type="float">
            <text:p>2.87537227648787E-005</text:p>
          </table:table-cell>
          <table:table-cell table:formula="of:=SQRT([.M39]*(1-[.M39]))/[.K$8]" office:value-type="float" office:value="0.0000327061880353316" calcext:value-type="float">
            <text:p>3.27061880353316E-005</text:p>
          </table:table-cell>
          <table:table-cell table:formula="of:=SQRT(([.N39]/[.L39])*([.N39]/[.L39]) + ([.O39]/[.M39])*([.O39]/[.M39]))" office:value-type="float" office:value="0.000066816202036041" calcext:value-type="float">
            <text:p>6.6816202036041E-00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00589618" calcext:value-type="float">
            <text:p>0.00589618</text:p>
          </table:table-cell>
          <table:table-cell office:value-type="float" office:value="0.00248057" calcext:value-type="float">
            <text:p>0.00248057</text:p>
          </table:table-cell>
          <table:table-cell office:value-type="float" office:value="10272" calcext:value-type="float">
            <text:p>10272</text:p>
          </table:table-cell>
          <table:table-cell office:value-type="float" office:value="8196" calcext:value-type="float">
            <text:p>8196</text:p>
          </table:table-cell>
          <table:table-cell table:formula="of:=LN([.D40]/[.E40])" office:value-type="float" office:value="0.225775516570952" calcext:value-type="float">
            <text:p>0.2257755166</text:p>
          </table:table-cell>
          <table:table-cell office:value-type="float" office:value="9" calcext:value-type="float">
            <text:p>9</text:p>
          </table:table-cell>
          <table:table-cell table:formula="of:=[.F40]/[.J$8]" office:value-type="float" office:value="0.192953097299557" calcext:value-type="float">
            <text:p>0.1929530973</text:p>
          </table:table-cell>
          <table:table-cell table:number-columns-repeated="3"/>
          <table:table-cell table:formula="of:=[.D40]/[.K$8]" office:value-type="float" office:value="0.6848" calcext:value-type="float">
            <text:p>0.6848</text:p>
          </table:table-cell>
          <table:table-cell table:formula="of:=[.E40]/[.K$8]" office:value-type="float" office:value="0.5464" calcext:value-type="float">
            <text:p>0.5464</text:p>
          </table:table-cell>
          <table:table-cell table:formula="of:=SQRT([.L40]*(1-[.L40]))/[.K$8]" office:value-type="float" office:value="0.0000309730319973862" calcext:value-type="float">
            <text:p>0.000030973</text:p>
          </table:table-cell>
          <table:table-cell table:formula="of:=SQRT([.M40]*(1-[.M40]))/[.K$8]" office:value-type="float" office:value="0.00003318949231308" calcext:value-type="float">
            <text:p>3.318949231308E-005</text:p>
          </table:table-cell>
          <table:table-cell table:formula="of:=SQRT(([.N40]/[.L40])*([.N40]/[.L40]) + ([.O40]/[.M40])*([.O40]/[.M40]))" office:value-type="float" office:value="0.0000757317320254578" calcext:value-type="float">
            <text:p>7.57317320254578E-005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00589764" calcext:value-type="float">
            <text:p>0.00589764</text:p>
          </table:table-cell>
          <table:table-cell office:value-type="float" office:value="0.00320776" calcext:value-type="float">
            <text:p>0.00320776</text:p>
          </table:table-cell>
          <table:table-cell office:value-type="float" office:value="9845" calcext:value-type="float">
            <text:p>9845</text:p>
          </table:table-cell>
          <table:table-cell office:value-type="float" office:value="7740" calcext:value-type="float">
            <text:p>7740</text:p>
          </table:table-cell>
          <table:table-cell table:formula="of:=LN([.D41]/[.E41])" office:value-type="float" office:value="0.240562024489453" calcext:value-type="float">
            <text:p>0.2405620245</text:p>
          </table:table-cell>
          <table:table-cell office:value-type="float" office:value="10" calcext:value-type="float">
            <text:p>10</text:p>
          </table:table-cell>
          <table:table-cell table:formula="of:=[.F41]/[.J$8]" office:value-type="float" office:value="0.205589996749292" calcext:value-type="float">
            <text:p>0.2055899967</text:p>
          </table:table-cell>
          <table:table-cell table:number-columns-repeated="3"/>
          <table:table-cell table:formula="of:=[.D41]/[.K$8]" office:value-type="float" office:value="0.656333333333333" calcext:value-type="float">
            <text:p>0.6563333333</text:p>
          </table:table-cell>
          <table:table-cell table:formula="of:=[.E41]/[.K$8]" office:value-type="float" office:value="0.516" calcext:value-type="float">
            <text:p>0.516</text:p>
          </table:table-cell>
          <table:table-cell table:formula="of:=SQRT([.L41]*(1-[.L41]))/[.K$8]" office:value-type="float" office:value="0.0000316620971361931" calcext:value-type="float">
            <text:p>3.16620971361931E-005</text:p>
          </table:table-cell>
          <table:table-cell table:formula="of:=SQRT([.M41]*(1-[.M41]))/[.K$8]" office:value-type="float" office:value="0.0000333162622953616" calcext:value-type="float">
            <text:p>3.33162622953616E-005</text:p>
          </table:table-cell>
          <table:table-cell table:formula="of:=SQRT(([.N41]/[.L41])*([.N41]/[.L41]) + ([.O41]/[.M41])*([.O41]/[.M41]))" office:value-type="float" office:value="0.0000805977817417313" calcext:value-type="float">
            <text:p>8.05977817417313E-00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104543" calcext:value-type="float">
            <text:p>0.104543</text:p>
          </table:table-cell>
          <table:table-cell office:value-type="float" office:value="0.00800096" calcext:value-type="float">
            <text:p>0.00800096</text:p>
          </table:table-cell>
          <table:table-cell office:value-type="float" office:value="9397" calcext:value-type="float">
            <text:p>9397</text:p>
          </table:table-cell>
          <table:table-cell office:value-type="float" office:value="7400" calcext:value-type="float">
            <text:p>7400</text:p>
          </table:table-cell>
          <table:table-cell table:formula="of:=LN([.D42]/[.E42])" office:value-type="float" office:value="0.238910489190804" calcext:value-type="float">
            <text:p>0.2389104892</text:p>
          </table:table-cell>
          <table:table-cell office:value-type="float" office:value="11" calcext:value-type="float">
            <text:p>11</text:p>
          </table:table-cell>
          <table:table-cell table:formula="of:=[.F42]/[.J$8]" office:value-type="float" office:value="0.204178555615134" calcext:value-type="float">
            <text:p>0.2041785556</text:p>
          </table:table-cell>
          <table:table-cell table:number-columns-repeated="3"/>
          <table:table-cell table:formula="of:=[.D42]/[.K$8]" office:value-type="float" office:value="0.626466666666667" calcext:value-type="float">
            <text:p>0.6264666667</text:p>
          </table:table-cell>
          <table:table-cell table:formula="of:=[.E42]/[.K$8]" office:value-type="float" office:value="0.493333333333333" calcext:value-type="float">
            <text:p>0.4933333333</text:p>
          </table:table-cell>
          <table:table-cell table:formula="of:=SQRT([.L42]*(1-[.L42]))/[.K$8]" office:value-type="float" office:value="0.0000322494569960985" calcext:value-type="float">
            <text:p>3.22494569960985E-005</text:p>
          </table:table-cell>
          <table:table-cell table:formula="of:=SQRT([.M42]*(1-[.M42]))/[.K$8]" office:value-type="float" office:value="0.0000333303702386714" calcext:value-type="float">
            <text:p>3.33303702386714E-005</text:p>
          </table:table-cell>
          <table:table-cell table:formula="of:=SQRT(([.N42]/[.L42])*([.N42]/[.L42]) + ([.O42]/[.M42])*([.O42]/[.M42]))" office:value-type="float" office:value="0.0000849387007901977" calcext:value-type="float">
            <text:p>8.49387007901977E-005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00998118" calcext:value-type="float">
            <text:p>0.00998118</text:p>
          </table:table-cell>
          <table:table-cell office:value-type="float" office:value="0.00405638" calcext:value-type="float">
            <text:p>0.00405638</text:p>
          </table:table-cell>
          <table:table-cell office:value-type="float" office:value="8860" calcext:value-type="float">
            <text:p>8860</text:p>
          </table:table-cell>
          <table:table-cell office:value-type="float" office:value="7023" calcext:value-type="float">
            <text:p>7023</text:p>
          </table:table-cell>
          <table:table-cell table:formula="of:=LN([.D43]/[.E43])" office:value-type="float" office:value="0.232356287440106" calcext:value-type="float">
            <text:p>0.2323562874</text:p>
          </table:table-cell>
          <table:table-cell office:value-type="float" office:value="12" calcext:value-type="float">
            <text:p>12</text:p>
          </table:table-cell>
          <table:table-cell table:formula="of:=[.F43]/[.J$8]" office:value-type="float" office:value="0.198577179755915" calcext:value-type="float">
            <text:p>0.1985771798</text:p>
          </table:table-cell>
          <table:table-cell table:number-columns-repeated="3"/>
          <table:table-cell table:formula="of:=[.D43]/[.K$8]" office:value-type="float" office:value="0.590666666666667" calcext:value-type="float">
            <text:p>0.5906666667</text:p>
          </table:table-cell>
          <table:table-cell table:formula="of:=[.E43]/[.K$8]" office:value-type="float" office:value="0.4682" calcext:value-type="float">
            <text:p>0.4682</text:p>
          </table:table-cell>
          <table:table-cell table:formula="of:=SQRT([.L43]*(1-[.L43]))/[.K$8]" office:value-type="float" office:value="0.0000327807230315186" calcext:value-type="float">
            <text:p>3.27807230315186E-005</text:p>
          </table:table-cell>
          <table:table-cell table:formula="of:=SQRT([.M43]*(1-[.M43]))/[.K$8]" office:value-type="float" office:value="0.0000332658490213479" calcext:value-type="float">
            <text:p>3.32658490213479E-005</text:p>
          </table:table-cell>
          <table:table-cell table:formula="of:=SQRT(([.N43]/[.L43])*([.N43]/[.L43]) + ([.O43]/[.M43])*([.O43]/[.M43]))" office:value-type="float" office:value="0.0000901564477811173" calcext:value-type="float">
            <text:p>9.01564477811173E-00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8" table:number-rows-spanned="3">
            <text:p>PMT, 1100 V, </text:p>
          </table:table-cell>
          <table:covered-table-cell table:number-columns-repeated="7"/>
          <table:table-cell table:number-columns-repeated="7"/>
        </table:table-row>
        <table:table-row table:style-name="ro1"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covered-table-cell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table:number-columns-repeated="3"/>
          <table:table-cell office:value-type="string" calcext:value-type="string">
            <text:p>pmt, run meg</text:p>
          </table:table-cell>
          <table:table-cell/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000682576" calcext:value-type="float">
            <text:p>0.000682576</text:p>
          </table:table-cell>
          <table:table-cell office:value-type="float" office:value="0.000946794" calcext:value-type="float">
            <text:p>0.000946794</text:p>
          </table:table-cell>
          <table:table-cell office:value-type="float" office:value="14791" calcext:value-type="float">
            <text:p>14791</text:p>
          </table:table-cell>
          <table:table-cell office:value-type="float" office:value="4299" calcext:value-type="float">
            <text:p>4299</text:p>
          </table:table-cell>
          <table:table-cell office:value-type="float" office:value="1.23564" calcext:value-type="float">
            <text:p>1.23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F49:.F57])" office:value-type="float" office:value="1.26517833333333" calcext:value-type="float">
            <text:p>1.2651783333</text:p>
          </table:table-cell>
          <table:table-cell/>
          <table:table-cell table:formula="of:=[.D49]/[.K$8]" office:value-type="float" office:value="0.986066666666667" calcext:value-type="float">
            <text:p>0.9860666667</text:p>
          </table:table-cell>
          <table:table-cell table:formula="of:=[.E49]/[.K$8]" office:value-type="float" office:value="0.2866" calcext:value-type="float">
            <text:p>0.2866</text:p>
          </table:table-cell>
          <table:table-cell table:formula="of:=SQRT([.L49]*(1-[.L49]))/[.K$8]" office:value-type="float" office:value="0.00000781428764239101" calcext:value-type="float">
            <text:p>7.81428764239101E-006</text:p>
          </table:table-cell>
          <table:table-cell table:formula="of:=SQRT([.M49]*(1-[.M49]))/[.K$8]" office:value-type="float" office:value="0.0000301448679988264" calcext:value-type="float">
            <text:p>3.01448679988264E-005</text:p>
          </table:table-cell>
          <table:table-cell table:formula="of:=SQRT(([.N49]/[.L49])*([.N49]/[.L49]) + ([.O49]/[.M49])*([.O49]/[.M49]))" office:value-type="float" office:value="0.000105479092090924" calcext:value-type="float">
            <text:p>0.0001054791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000657859" calcext:value-type="float">
            <text:p>0.000657859</text:p>
          </table:table-cell>
          <table:table-cell office:value-type="float" office:value="0.000949138" calcext:value-type="float">
            <text:p>0.000949138</text:p>
          </table:table-cell>
          <table:table-cell office:value-type="float" office:value="14790" calcext:value-type="float">
            <text:p>14790</text:p>
          </table:table-cell>
          <table:table-cell office:value-type="float" office:value="4337" calcext:value-type="float">
            <text:p>4337</text:p>
          </table:table-cell>
          <table:table-cell office:value-type="float" office:value="1.22677" calcext:value-type="float">
            <text:p>1.2267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[.D50]/[.K$8]" office:value-type="float" office:value="0.986" calcext:value-type="float">
            <text:p>0.986</text:p>
          </table:table-cell>
          <table:table-cell table:formula="of:=[.E50]/[.K$8]" office:value-type="float" office:value="0.289133333333333" calcext:value-type="float">
            <text:p>0.2891333333</text:p>
          </table:table-cell>
          <table:table-cell table:formula="of:=SQRT([.L50]*(1-[.L50]))/[.K$8]" office:value-type="float" office:value="0.00000783269500945308" calcext:value-type="float">
            <text:p>7.83269500945308E-006</text:p>
          </table:table-cell>
          <table:table-cell table:formula="of:=SQRT([.M50]*(1-[.M50]))/[.K$8]" office:value-type="float" office:value="0.0000302239970067119" calcext:value-type="float">
            <text:p>0.000030224</text:p>
          </table:table-cell>
          <table:table-cell table:formula="of:=SQRT(([.N50]/[.L50])*([.N50]/[.L50]) + ([.O50]/[.M50])*([.O50]/[.M50]))" office:value-type="float" office:value="0.000104834488106017" calcext:value-type="float">
            <text:p>0.000104834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000628112" calcext:value-type="float">
            <text:p>0.000628112</text:p>
          </table:table-cell>
          <table:table-cell office:value-type="float" office:value="0.000984413" calcext:value-type="float">
            <text:p>0.000984413</text:p>
          </table:table-cell>
          <table:table-cell office:value-type="float" office:value="14760" calcext:value-type="float">
            <text:p>14760</text:p>
          </table:table-cell>
          <table:table-cell office:value-type="float" office:value="4167" calcext:value-type="float">
            <text:p>4167</text:p>
          </table:table-cell>
          <table:table-cell office:value-type="float" office:value="1.26472" calcext:value-type="float">
            <text:p>1.2647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[.D51]/[.K$8]" office:value-type="float" office:value="0.984" calcext:value-type="float">
            <text:p>0.984</text:p>
          </table:table-cell>
          <table:table-cell table:formula="of:=[.E51]/[.K$8]" office:value-type="float" office:value="0.2778" calcext:value-type="float">
            <text:p>0.2778</text:p>
          </table:table-cell>
          <table:table-cell table:formula="of:=SQRT([.L51]*(1-[.L51]))/[.K$8]" office:value-type="float" office:value="0.000008365006475391" calcext:value-type="float">
            <text:p>0.000008365</text:p>
          </table:table-cell>
          <table:table-cell table:formula="of:=SQRT([.M51]*(1-[.M51]))/[.K$8]" office:value-type="float" office:value="0.0000298609488574403" calcext:value-type="float">
            <text:p>2.98609488574403E-005</text:p>
          </table:table-cell>
          <table:table-cell table:formula="of:=SQRT(([.N51]/[.L51])*([.N51]/[.L51]) + ([.O51]/[.M51])*([.O51]/[.M51]))" office:value-type="float" office:value="0.000107826448737255" calcext:value-type="float">
            <text:p>0.0001078264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000844741" calcext:value-type="float">
            <text:p>0.000844741</text:p>
          </table:table-cell>
          <table:table-cell office:value-type="float" office:value="0.000891986" calcext:value-type="float">
            <text:p>0.000891986</text:p>
          </table:table-cell>
          <table:table-cell office:value-type="float" office:value="14872" calcext:value-type="float">
            <text:p>14872</text:p>
          </table:table-cell>
          <table:table-cell office:value-type="float" office:value="4085" calcext:value-type="float">
            <text:p>4085</text:p>
          </table:table-cell>
          <table:table-cell office:value-type="float" office:value="1.29216" calcext:value-type="float">
            <text:p>1.29216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[.D52]/[.K$8]" office:value-type="float" office:value="0.991466666666667" calcext:value-type="float">
            <text:p>0.9914666667</text:p>
          </table:table-cell>
          <table:table-cell table:formula="of:=[.E52]/[.K$8]" office:value-type="float" office:value="0.272333333333333" calcext:value-type="float">
            <text:p>0.2723333333</text:p>
          </table:table-cell>
          <table:table-cell table:formula="of:=SQRT([.L52]*(1-[.L52]))/[.K$8]" office:value-type="float" office:value="0.00000613207072350152" calcext:value-type="float">
            <text:p>6.13207072350152E-006</text:p>
          </table:table-cell>
          <table:table-cell table:formula="of:=SQRT([.M52]*(1-[.M52]))/[.K$8]" office:value-type="float" office:value="0.0000296773680241275" calcext:value-type="float">
            <text:p>2.96773680241275E-005</text:p>
          </table:table-cell>
          <table:table-cell table:formula="of:=SQRT(([.N52]/[.L52])*([.N52]/[.L52]) + ([.O52]/[.M52])*([.O52]/[.M52]))" office:value-type="float" office:value="0.000109149793140183" calcext:value-type="float">
            <text:p>0.000109149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000798945" calcext:value-type="float">
            <text:p>0.000798945</text:p>
          </table:table-cell>
          <table:table-cell office:value-type="float" office:value="0.000897491" calcext:value-type="float">
            <text:p>0.000897491</text:p>
          </table:table-cell>
          <table:table-cell office:value-type="float" office:value="14885" calcext:value-type="float">
            <text:p>14885</text:p>
          </table:table-cell>
          <table:table-cell office:value-type="float" office:value="4133" calcext:value-type="float">
            <text:p>4133</text:p>
          </table:table-cell>
          <table:table-cell office:value-type="float" office:value="1.28135" calcext:value-type="float">
            <text:p>1.28135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[.D53]/[.K$8]" office:value-type="float" office:value="0.992333333333333" calcext:value-type="float">
            <text:p>0.9923333333</text:p>
          </table:table-cell>
          <table:table-cell table:formula="of:=[.E53]/[.K$8]" office:value-type="float" office:value="0.275533333333333" calcext:value-type="float">
            <text:p>0.2755333333</text:p>
          </table:table-cell>
          <table:table-cell table:formula="of:=SQRT([.L53]*(1-[.L53]))/[.K$8]" office:value-type="float" office:value="0.00000581488086775413" calcext:value-type="float">
            <text:p>5.81488086775413E-006</text:p>
          </table:table-cell>
          <table:table-cell table:formula="of:=SQRT([.M53]*(1-[.M53]))/[.K$8]" office:value-type="float" office:value="0.0000297855084492484" calcext:value-type="float">
            <text:p>2.97855084492484E-005</text:p>
          </table:table-cell>
          <table:table-cell table:formula="of:=SQRT(([.N53]/[.L53])*([.N53]/[.L53]) + ([.O53]/[.M53])*([.O53]/[.M53]))" office:value-type="float" office:value="0.000108259992489597" calcext:value-type="float">
            <text:p>0.00010826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000599218" calcext:value-type="float">
            <text:p>0.000599218</text:p>
          </table:table-cell>
          <table:table-cell office:value-type="float" office:value="0.000994886" calcext:value-type="float">
            <text:p>0.000994886</text:p>
          </table:table-cell>
          <table:table-cell office:value-type="float" office:value="14839" calcext:value-type="float">
            <text:p>14839</text:p>
          </table:table-cell>
          <table:table-cell office:value-type="float" office:value="4083" calcext:value-type="float">
            <text:p>4083</text:p>
          </table:table-cell>
          <table:table-cell office:value-type="float" office:value="1.29043" calcext:value-type="float">
            <text:p>1.2904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formula="of:=[.D54]/[.K$8]" office:value-type="float" office:value="0.989266666666667" calcext:value-type="float">
            <text:p>0.9892666667</text:p>
          </table:table-cell>
          <table:table-cell table:formula="of:=[.E54]/[.K$8]" office:value-type="float" office:value="0.2722" calcext:value-type="float">
            <text:p>0.2722</text:p>
          </table:table-cell>
          <table:table-cell table:formula="of:=SQRT([.L54]*(1-[.L54]))/[.K$8]" office:value-type="float" office:value="0.00000686962036437367" calcext:value-type="float">
            <text:p>6.86962036437367E-006</text:p>
          </table:table-cell>
          <table:table-cell table:formula="of:=SQRT([.M54]*(1-[.M54]))/[.K$8]" office:value-type="float" office:value="0.0000296728203355641" calcext:value-type="float">
            <text:p>2.96728203355641E-005</text:p>
          </table:table-cell>
          <table:table-cell table:formula="of:=SQRT(([.N54]/[.L54])*([.N54]/[.L54]) + ([.O54]/[.M54])*([.O54]/[.M54]))" office:value-type="float" office:value="0.00010923204810576" calcext:value-type="float">
            <text:p>0.000109232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8" table:number-rows-spanned="3">
            <text:p>MEG</text:p>
          </table:table-cell>
          <table:covered-table-cell table:number-columns-repeated="7"/>
          <table:table-cell table:number-columns-repeated="7"/>
        </table:table-row>
        <table:table-row table:style-name="ro1">
          <table:table-cell/>
          <table:covered-table-cell table:number-columns-repeated="8"/>
          <table:table-cell table:number-columns-repeated="7"/>
        </table:table-row>
        <table:table-row table:style-name="ro1">
          <table:table-cell/>
          <table:covered-table-cell table:number-columns-repeated="8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meg</text:p>
          </table:table-cell>
          <table:table-cell table:number-columns-repeated="2"/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table:number-columns-repeated="3"/>
          <table:table-cell office:value-type="float" office:value="11478" calcext:value-type="float">
            <text:p>11478</text:p>
          </table:table-cell>
          <table:table-cell office:value-type="float" office:value="11695" calcext:value-type="float">
            <text:p>11695</text:p>
          </table:table-cell>
          <table:table-cell table:formula="of:=LN([.D66]/[.E66])" office:value-type="float" office:value="-0.0187292403499715" calcext:value-type="float">
            <text:p>-0.0187292403</text:p>
          </table:table-cell>
          <table:table-cell office:value-type="float" office:value="0.5" calcext:value-type="float">
            <text:p>0.5</text:p>
          </table:table-cell>
          <table:table-cell table:formula="of:=[.F66]/[.J$49]" office:value-type="float" office:value="-0.0148036366546256" calcext:value-type="float">
            <text:p>-0.0148036367</text:p>
          </table:table-cell>
          <table:table-cell table:number-columns-repeated="3"/>
          <table:table-cell table:formula="of:=[.D66]/[.K$8]" office:value-type="float" office:value="0.7652" calcext:value-type="float">
            <text:p>0.7652</text:p>
          </table:table-cell>
          <table:table-cell table:formula="of:=[.E66]/[.K$8]" office:value-type="float" office:value="0.779666666666667" calcext:value-type="float">
            <text:p>0.7796666667</text:p>
          </table:table-cell>
          <table:table-cell table:formula="of:=SQRT([.L66]*(1-[.L66]))/[.K$8]" office:value-type="float" office:value="0.0000282582503193512" calcext:value-type="float">
            <text:p>2.82582503193512E-005</text:p>
          </table:table-cell>
          <table:table-cell table:formula="of:=SQRT([.M66]*(1-[.M66]))/[.K$8]" office:value-type="float" office:value="0.0000276314278036647" calcext:value-type="float">
            <text:p>2.76314278036647E-005</text:p>
          </table:table-cell>
          <table:table-cell table:formula="of:=SQRT(([.N66]/[.L66])*([.N66]/[.L66]) + ([.O66]/[.M66])*([.O66]/[.M66]))" office:value-type="float" office:value="0.0000511836468832268" calcext:value-type="float">
            <text:p>5.11836468832268E-005</text:p>
          </table:table-cell>
        </table:table-row>
        <table:table-row table:style-name="ro1">
          <table:table-cell table:number-columns-repeated="3"/>
          <table:table-cell office:value-type="float" office:value="10800" calcext:value-type="float">
            <text:p>10800</text:p>
          </table:table-cell>
          <table:table-cell office:value-type="float" office:value="10467" calcext:value-type="float">
            <text:p>10467</text:p>
          </table:table-cell>
          <table:table-cell table:formula="of:=LN([.D67]/[.E67])" office:value-type="float" office:value="0.0313186832574273" calcext:value-type="float">
            <text:p>0.0313186833</text:p>
          </table:table-cell>
          <table:table-cell office:value-type="float" office:value="1" calcext:value-type="float">
            <text:p>1</text:p>
          </table:table-cell>
          <table:table-cell table:formula="of:=[.F67]/[.J$49]" office:value-type="float" office:value="0.0247543626319562" calcext:value-type="float">
            <text:p>0.0247543626</text:p>
          </table:table-cell>
          <table:table-cell table:number-columns-repeated="3"/>
          <table:table-cell table:formula="of:=[.D67]/[.K$8]" office:value-type="float" office:value="0.72" calcext:value-type="float">
            <text:p>0.72</text:p>
          </table:table-cell>
          <table:table-cell table:formula="of:=[.E67]/[.K$8]" office:value-type="float" office:value="0.6978" calcext:value-type="float">
            <text:p>0.6978</text:p>
          </table:table-cell>
          <table:table-cell table:formula="of:=SQRT([.L67]*(1-[.L67]))/[.K$8]" office:value-type="float" office:value="0.0000299332590941915" calcext:value-type="float">
            <text:p>2.99332590941915E-005</text:p>
          </table:table-cell>
          <table:table-cell table:formula="of:=SQRT([.M67]*(1-[.M67]))/[.K$8]" office:value-type="float" office:value="0.0000306140969707312" calcext:value-type="float">
            <text:p>3.06140969707312E-005</text:p>
          </table:table-cell>
          <table:table-cell table:formula="of:=SQRT(([.N67]/[.L67])*([.N67]/[.L67]) + ([.O67]/[.M67])*([.O67]/[.M67]))" office:value-type="float" office:value="0.000060441496733209" calcext:value-type="float">
            <text:p>6.0441496733209E-005</text:p>
          </table:table-cell>
        </table:table-row>
        <table:table-row table:style-name="ro1">
          <table:table-cell table:number-columns-repeated="3"/>
          <table:table-cell office:value-type="float" office:value="10260" calcext:value-type="float">
            <text:p>10260</text:p>
          </table:table-cell>
          <table:table-cell office:value-type="float" office:value="9225" calcext:value-type="float">
            <text:p>9225</text:p>
          </table:table-cell>
          <table:table-cell table:formula="of:=LN([.D68]/[.E68])" office:value-type="float" office:value="0.106335649816033" calcext:value-type="float">
            <text:p>0.1063356498</text:p>
          </table:table-cell>
          <table:table-cell office:value-type="float" office:value="1.5" calcext:value-type="float">
            <text:p>1.5</text:p>
          </table:table-cell>
          <table:table-cell table:formula="of:=[.F68]/[.J$49]" office:value-type="float" office:value="0.0840479535686268" calcext:value-type="float">
            <text:p>0.0840479536</text:p>
          </table:table-cell>
          <table:table-cell table:number-columns-repeated="3"/>
          <table:table-cell table:formula="of:=[.D68]/[.K$8]" office:value-type="float" office:value="0.684" calcext:value-type="float">
            <text:p>0.684</text:p>
          </table:table-cell>
          <table:table-cell table:formula="of:=[.E68]/[.K$8]" office:value-type="float" office:value="0.615" calcext:value-type="float">
            <text:p>0.615</text:p>
          </table:table-cell>
          <table:table-cell table:formula="of:=SQRT([.L68]*(1-[.L68]))/[.K$8]" office:value-type="float" office:value="0.0000309941930044968" calcext:value-type="float">
            <text:p>3.09941930044968E-005</text:p>
          </table:table-cell>
          <table:table-cell table:formula="of:=SQRT([.M68]*(1-[.M68]))/[.K$8]" office:value-type="float" office:value="0.0000324396876269383" calcext:value-type="float">
            <text:p>3.24396876269383E-005</text:p>
          </table:table-cell>
          <table:table-cell table:formula="of:=SQRT(([.N68]/[.L68])*([.N68]/[.L68]) + ([.O68]/[.M68])*([.O68]/[.M68]))" office:value-type="float" office:value="0.000069538304848037" calcext:value-type="float">
            <text:p>6.9538304848037E-005</text:p>
          </table:table-cell>
        </table:table-row>
        <table:table-row table:style-name="ro1">
          <table:table-cell table:number-columns-repeated="3"/>
          <table:table-cell office:value-type="float" office:value="9507" calcext:value-type="float">
            <text:p>9507</text:p>
          </table:table-cell>
          <table:table-cell office:value-type="float" office:value="8323" calcext:value-type="float">
            <text:p>8323</text:p>
          </table:table-cell>
          <table:table-cell table:formula="of:=LN([.D69]/[.E69])" office:value-type="float" office:value="0.133005602612935" calcext:value-type="float">
            <text:p>0.1330056026</text:p>
          </table:table-cell>
          <table:table-cell office:value-type="float" office:value="2" calcext:value-type="float">
            <text:p>2</text:p>
          </table:table-cell>
          <table:table-cell table:formula="of:=[.F69]/[.J$49]" office:value-type="float" office:value="0.10512794845491" calcext:value-type="float">
            <text:p>0.1051279485</text:p>
          </table:table-cell>
          <table:table-cell table:number-columns-repeated="3"/>
          <table:table-cell table:formula="of:=[.D69]/[.K$8]" office:value-type="float" office:value="0.6338" calcext:value-type="float">
            <text:p>0.6338</text:p>
          </table:table-cell>
          <table:table-cell table:formula="of:=[.E69]/[.K$8]" office:value-type="float" office:value="0.554866666666667" calcext:value-type="float">
            <text:p>0.5548666667</text:p>
          </table:table-cell>
          <table:table-cell table:formula="of:=SQRT([.L69]*(1-[.L69]))/[.K$8]" office:value-type="float" office:value="0.00003211766976465" calcext:value-type="float">
            <text:p>3.211766976465E-005</text:p>
          </table:table-cell>
          <table:table-cell table:formula="of:=SQRT([.M69]*(1-[.M69]))/[.K$8]" office:value-type="float" office:value="0.0000331320354466716" calcext:value-type="float">
            <text:p>0.000033132</text:p>
          </table:table-cell>
          <table:table-cell table:formula="of:=SQRT(([.N69]/[.L69])*([.N69]/[.L69]) + ([.O69]/[.M69])*([.O69]/[.M69]))" office:value-type="float" office:value="0.0000783161558831554" calcext:value-type="float">
            <text:p>7.83161558831554E-005</text:p>
          </table:table-cell>
        </table:table-row>
        <table:table-row table:style-name="ro1">
          <table:table-cell table:number-columns-repeated="5"/>
          <table:table-cell table:formula="of:=LN([.D70]/[.E70])" office:value-type="string" office:string-value="" calcext:value-type="error">
            <text:p>#DIV/0!</text:p>
          </table:table-cell>
          <table:table-cell office:value-type="float" office:value="2.5" calcext:value-type="float">
            <text:p>2.5</text:p>
          </table:table-cell>
          <table:table-cell table:formula="of:=[.F70]/[.J$49]" office:value-type="string" office:string-value="" calcext:value-type="error">
            <text:p>#DIV/0!</text:p>
          </table:table-cell>
          <table:table-cell table:number-columns-repeated="3"/>
          <table:table-cell table:formula="of:=[.D70]/[.K$8]" office:value-type="float" office:value="0" calcext:value-type="float">
            <text:p>0</text:p>
          </table:table-cell>
          <table:table-cell table:formula="of:=[.E70]/[.K$8]" office:value-type="float" office:value="0" calcext:value-type="float">
            <text:p>0</text:p>
          </table:table-cell>
          <table:table-cell table:formula="of:=SQRT([.L70]*(1-[.L70]))/[.K$8]" office:value-type="float" office:value="0" calcext:value-type="float">
            <text:p>0</text:p>
          </table:table-cell>
          <table:table-cell table:formula="of:=SQRT([.M70]*(1-[.M70]))/[.K$8]" office:value-type="float" office:value="0" calcext:value-type="float">
            <text:p>0</text:p>
          </table:table-cell>
          <table:table-cell table:formula="of:=SQRT(([.N70]/[.L70])*([.N70]/[.L70]) + ([.O70]/[.M70])*([.O70]/[.M7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LN([.D71]/[.E71])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formula="of:=[.F71]/[.J$49]" office:value-type="string" office:string-value="" calcext:value-type="error">
            <text:p>#DIV/0!</text:p>
          </table:table-cell>
          <table:table-cell table:number-columns-repeated="3"/>
          <table:table-cell table:formula="of:=[.D71]/[.K$8]" office:value-type="float" office:value="0" calcext:value-type="float">
            <text:p>0</text:p>
          </table:table-cell>
          <table:table-cell table:formula="of:=[.E71]/[.K$8]" office:value-type="float" office:value="0" calcext:value-type="float">
            <text:p>0</text:p>
          </table:table-cell>
          <table:table-cell table:formula="of:=SQRT([.L71]*(1-[.L71]))/[.K$8]" office:value-type="float" office:value="0" calcext:value-type="float">
            <text:p>0</text:p>
          </table:table-cell>
          <table:table-cell table:formula="of:=SQRT([.M71]*(1-[.M71]))/[.K$8]" office:value-type="float" office:value="0" calcext:value-type="float">
            <text:p>0</text:p>
          </table:table-cell>
          <table:table-cell table:formula="of:=SQRT(([.N71]/[.L71])*([.N71]/[.L71]) + ([.O71]/[.M71])*([.O71]/[.M7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LN([.D72]/[.E72])" office:value-type="string" office:string-value="" calcext:value-type="error">
            <text:p>#DIV/0!</text:p>
          </table:table-cell>
          <table:table-cell office:value-type="float" office:value="3.5" calcext:value-type="float">
            <text:p>3.5</text:p>
          </table:table-cell>
          <table:table-cell table:formula="of:=[.F72]/[.J$4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LN([.D73]/[.E73])"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table:formula="of:=[.F73]/[.J$49]" office:value-type="string" office:string-value="" calcext:value-type="error">
            <text:p>#DIV/0!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4" table:number-rows-spanned="2">
            <text:p>Test <text:s/>VUV3, MEG, -100C, VUV2</text:p>
          </table:table-cell>
          <table:covered-table-cell table:number-columns-repeated="13"/>
          <table:table-cell/>
        </table:table-row>
        <table:table-row table:style-name="ro1">
          <table:table-cell table:style-name="ce1"/>
          <table:covered-table-cell table:number-columns-repeated="14"/>
          <table:table-cell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8" table:number-rows-spanned="3">
            <text:p>VUV2, 65.5V</text:p>
          </table:table-cell>
          <table:covered-table-cell table:number-columns-repeated="7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N tot</text:p>
          </table:table-cell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00264133" calcext:value-type="float">
            <text:p>0.00264133</text:p>
          </table:table-cell>
          <table:table-cell office:value-type="float" office:value="0.00108899" calcext:value-type="float">
            <text:p>0.00108899</text:p>
          </table:table-cell>
          <table:table-cell office:value-type="float" office:value="11070" calcext:value-type="float">
            <text:p>11070</text:p>
          </table:table-cell>
          <table:table-cell office:value-type="float" office:value="582" calcext:value-type="float">
            <text:p>582</text:p>
          </table:table-cell>
          <table:table-cell office:value-type="float" office:value="2.94552" calcext:value-type="float">
            <text:p>2.94552</text:p>
          </table:table-cell>
          <table:table-cell table:style-name="ce3" office:value-type="time" office:time-value="PT13H52M00S" calcext:value-type="time">
            <text:p>01:52:00 PM</text:p>
          </table:table-cell>
          <table:table-cell table:formula="of:=HOUR([.G8])*60+MINUTE([.G8])" office:value-type="float" office:value="832" calcext:value-type="float">
            <text:p>832</text:p>
          </table:table-cell>
          <table:table-cell table:formula="of:=[.H8]-[.H$8]" office:value-type="float" office:value="0" calcext:value-type="float">
            <text:p>0</text:p>
          </table:table-cell>
          <table:table-cell table:formula="of:=AVERAGE([.F8:.F16])" office:value-type="float" office:value="2.99846" calcext:value-type="float">
            <text:p>2.99846</text:p>
          </table:table-cell>
          <table:table-cell office:value-type="float" office:value="15000" calcext:value-type="float">
            <text:p>15000</text:p>
          </table:table-cell>
          <table:table-cell table:formula="of:=[.D8]/[.K$8]" office:value-type="float" office:value="0.738" calcext:value-type="float">
            <text:p>0.738</text:p>
          </table:table-cell>
          <table:table-cell table:formula="of:=[.E8]/[.K$8]" office:value-type="float" office:value="0.0388" calcext:value-type="float">
            <text:p>0.0388</text:p>
          </table:table-cell>
          <table:table-cell table:formula="of:=SQRT([.L8]*(1-[.L8]))/[.K$8]" office:value-type="float" office:value="0.0000293148426569204" calcext:value-type="float">
            <text:p>2.93148426569204E-005</text:p>
          </table:table-cell>
          <table:table-cell table:formula="of:=SQRT([.M8]*(1-[.M8]))/[.K$8]" office:value-type="float" office:value="0.0000128745330012393" calcext:value-type="float">
            <text:p>1.28745330012393E-005</text:p>
          </table:table-cell>
          <table:table-cell table:formula="of:=SQRT(([.N8]/[.L8])*([.N8]/[.L8]) + ([.O8]/[.M8])*([.O8]/[.M8]))" office:value-type="float" office:value="0.000334186969800002" calcext:value-type="float">
            <text:p>0.000334187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023701" calcext:value-type="float">
            <text:p>0.0023701</text:p>
          </table:table-cell>
          <table:table-cell office:value-type="float" office:value="0.000933055" calcext:value-type="float">
            <text:p>0.000933055</text:p>
          </table:table-cell>
          <table:table-cell office:value-type="float" office:value="11129" calcext:value-type="float">
            <text:p>11129</text:p>
          </table:table-cell>
          <table:table-cell office:value-type="float" office:value="560" calcext:value-type="float">
            <text:p>560</text:p>
          </table:table-cell>
          <table:table-cell office:value-type="float" office:value="2.98937" calcext:value-type="float">
            <text:p>2.98937</text:p>
          </table:table-cell>
          <table:table-cell table:style-name="ce3" office:value-type="time" office:time-value="PT13H57M00S" calcext:value-type="time">
            <text:p>01:57:00 PM</text:p>
          </table:table-cell>
          <table:table-cell table:formula="of:=HOUR([.G9])*60+MINUTE([.G9])" office:value-type="float" office:value="837" calcext:value-type="float">
            <text:p>837</text:p>
          </table:table-cell>
          <table:table-cell table:formula="of:=[.H9]-[.H$8]" office:value-type="float" office:value="5" calcext:value-type="float">
            <text:p>5</text:p>
          </table:table-cell>
          <table:table-cell table:number-columns-repeated="2"/>
          <table:table-cell table:formula="of:=[.D9]/[.K$8]" office:value-type="float" office:value="0.741933333333333" calcext:value-type="float">
            <text:p>0.7419333333</text:p>
          </table:table-cell>
          <table:table-cell table:formula="of:=[.E9]/[.K$8]" office:value-type="float" office:value="0.0373333333333333" calcext:value-type="float">
            <text:p>0.0373333333</text:p>
          </table:table-cell>
          <table:table-cell table:formula="of:=SQRT([.L9]*(1-[.L9]))/[.K$8]" office:value-type="float" office:value="0.0000291713910247864" calcext:value-type="float">
            <text:p>2.91713910247864E-005</text:p>
          </table:table-cell>
          <table:table-cell table:formula="of:=SQRT([.M9]*(1-[.M9]))/[.K$8]" office:value-type="float" office:value="0.0000126384871731031" calcext:value-type="float">
            <text:p>1.26384871731031E-005</text:p>
          </table:table-cell>
          <table:table-cell table:formula="of:=SQRT(([.N9]/[.L9])*([.N9]/[.L9]) + ([.O9]/[.M9])*([.O9]/[.M9]))" office:value-type="float" office:value="0.000340806522364715" calcext:value-type="float">
            <text:p>0.000340806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2" office:value-type="float" office:value="0.00242101" calcext:value-type="float">
            <text:p>2.42E-003</text:p>
          </table:table-cell>
          <table:table-cell office:value-type="float" office:value="0.00111401" calcext:value-type="float">
            <text:p>0.00111401</text:p>
          </table:table-cell>
          <table:table-cell office:value-type="float" office:value="11140" calcext:value-type="float">
            <text:p>11140</text:p>
          </table:table-cell>
          <table:table-cell office:value-type="float" office:value="601" calcext:value-type="float">
            <text:p>601</text:p>
          </table:table-cell>
          <table:table-cell office:value-type="float" office:value="2.9197" calcext:value-type="float">
            <text:p>2.9197</text:p>
          </table:table-cell>
          <table:table-cell table:style-name="ce3" office:value-type="time" office:time-value="PT14H03M00S" calcext:value-type="time">
            <text:p>02:03:00 PM</text:p>
          </table:table-cell>
          <table:table-cell table:formula="of:=HOUR([.G10])*60+MINUTE([.G10])" office:value-type="float" office:value="843" calcext:value-type="float">
            <text:p>843</text:p>
          </table:table-cell>
          <table:table-cell table:formula="of:=[.H10]-[.H$8]" office:value-type="float" office:value="11" calcext:value-type="float">
            <text:p>11</text:p>
          </table:table-cell>
          <table:table-cell table:number-columns-repeated="2"/>
          <table:table-cell table:formula="of:=[.D10]/[.K$8]" office:value-type="float" office:value="0.742666666666667" calcext:value-type="float">
            <text:p>0.7426666667</text:p>
          </table:table-cell>
          <table:table-cell table:formula="of:=[.E10]/[.K$8]" office:value-type="float" office:value="0.0400666666666667" calcext:value-type="float">
            <text:p>0.0400666667</text:p>
          </table:table-cell>
          <table:table-cell table:formula="of:=SQRT([.L10]*(1-[.L10]))/[.K$8]" office:value-type="float" office:value="0.0000291443067730895" calcext:value-type="float">
            <text:p>2.91443067730895E-005</text:p>
          </table:table-cell>
          <table:table-cell table:formula="of:=SQRT([.M10]*(1-[.M10]))/[.K$8]" office:value-type="float" office:value="0.0000130743733886628" calcext:value-type="float">
            <text:p>1.30743733886628E-005</text:p>
          </table:table-cell>
          <table:table-cell table:formula="of:=SQRT(([.N10]/[.L10])*([.N10]/[.L10]) + ([.O10]/[.M10])*([.O10]/[.M10]))" office:value-type="float" office:value="0.000328666678597454" calcext:value-type="float">
            <text:p>0.000328666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00227824" calcext:value-type="float">
            <text:p>0.00227824</text:p>
          </table:table-cell>
          <table:table-cell office:value-type="float" office:value="0.000852504" calcext:value-type="float">
            <text:p>0.000852504</text:p>
          </table:table-cell>
          <table:table-cell office:value-type="float" office:value="11153" calcext:value-type="float">
            <text:p>11153</text:p>
          </table:table-cell>
          <table:table-cell office:value-type="float" office:value="588" calcext:value-type="float">
            <text:p>588</text:p>
          </table:table-cell>
          <table:table-cell office:value-type="float" office:value="2.94274" calcext:value-type="float">
            <text:p>2.94274</text:p>
          </table:table-cell>
          <table:table-cell table:style-name="ce3" office:value-type="time" office:time-value="PT14H09M00S" calcext:value-type="time">
            <text:p>02:09:00 PM</text:p>
          </table:table-cell>
          <table:table-cell table:formula="of:=HOUR([.G11])*60+MINUTE([.G11])" office:value-type="float" office:value="849" calcext:value-type="float">
            <text:p>849</text:p>
          </table:table-cell>
          <table:table-cell table:formula="of:=[.H11]-[.H$8]" office:value-type="float" office:value="17" calcext:value-type="float">
            <text:p>17</text:p>
          </table:table-cell>
          <table:table-cell table:number-columns-repeated="2"/>
          <table:table-cell table:formula="of:=[.D11]/[.K$8]" office:value-type="float" office:value="0.743533333333333" calcext:value-type="float">
            <text:p>0.7435333333</text:p>
          </table:table-cell>
          <table:table-cell table:formula="of:=[.E11]/[.K$8]" office:value-type="float" office:value="0.0392" calcext:value-type="float">
            <text:p>0.0392</text:p>
          </table:table-cell>
          <table:table-cell table:formula="of:=SQRT([.L11]*(1-[.L11]))/[.K$8]" office:value-type="float" office:value="0.0000291121597775497" calcext:value-type="float">
            <text:p>2.91121597775497E-005</text:p>
          </table:table-cell>
          <table:table-cell table:formula="of:=SQRT([.M11]*(1-[.M11]))/[.K$8]" office:value-type="float" office:value="0.000012938033510202" calcext:value-type="float">
            <text:p>0.000012938</text:p>
          </table:table-cell>
          <table:table-cell table:formula="of:=SQRT(([.N11]/[.L11])*([.N11]/[.L11]) + ([.O11]/[.M11])*([.O11]/[.M11]))" office:value-type="float" office:value="0.000332366154828495" calcext:value-type="float">
            <text:p>0.000332366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00230685" calcext:value-type="float">
            <text:p>0.00230685</text:p>
          </table:table-cell>
          <table:table-cell office:value-type="float" office:value="0.000895777" calcext:value-type="float">
            <text:p>0.000895777</text:p>
          </table:table-cell>
          <table:table-cell office:value-type="float" office:value="11301" calcext:value-type="float">
            <text:p>11301</text:p>
          </table:table-cell>
          <table:table-cell office:value-type="float" office:value="549" calcext:value-type="float">
            <text:p>549</text:p>
          </table:table-cell>
          <table:table-cell office:value-type="float" office:value="3.02455" calcext:value-type="float">
            <text:p>3.02455</text:p>
          </table:table-cell>
          <table:table-cell table:style-name="ce3" office:value-type="time" office:time-value="PT14H14M00S" calcext:value-type="time">
            <text:p>02:14:00 PM</text:p>
          </table:table-cell>
          <table:table-cell table:formula="of:=HOUR([.G12])*60+MINUTE([.G12])" office:value-type="float" office:value="854" calcext:value-type="float">
            <text:p>854</text:p>
          </table:table-cell>
          <table:table-cell table:formula="of:=[.H12]-[.H$8]" office:value-type="float" office:value="22" calcext:value-type="float">
            <text:p>22</text:p>
          </table:table-cell>
          <table:table-cell table:number-columns-repeated="2"/>
          <table:table-cell table:formula="of:=[.D12]/[.K$8]" office:value-type="float" office:value="0.7534" calcext:value-type="float">
            <text:p>0.7534</text:p>
          </table:table-cell>
          <table:table-cell table:formula="of:=[.E12]/[.K$8]" office:value-type="float" office:value="0.0366" calcext:value-type="float">
            <text:p>0.0366</text:p>
          </table:table-cell>
          <table:table-cell table:formula="of:=SQRT([.L12]*(1-[.L12]))/[.K$8]" office:value-type="float" office:value="0.0000287354554514105" calcext:value-type="float">
            <text:p>2.87354554514105E-005</text:p>
          </table:table-cell>
          <table:table-cell table:formula="of:=SQRT([.M12]*(1-[.M12]))/[.K$8]" office:value-type="float" office:value="0.0000125185089633976" calcext:value-type="float">
            <text:p>1.25185089633976E-005</text:p>
          </table:table-cell>
          <table:table-cell table:formula="of:=SQRT(([.N12]/[.L12])*([.N12]/[.L12]) + ([.O12]/[.M12])*([.O12]/[.M12]))" office:value-type="float" office:value="0.000344155782157477" calcext:value-type="float">
            <text:p>0.0003441558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0248924" calcext:value-type="float">
            <text:p>0.00248924</text:p>
          </table:table-cell>
          <table:table-cell office:value-type="float" office:value="0.00108072" calcext:value-type="float">
            <text:p>0.00108072</text:p>
          </table:table-cell>
          <table:table-cell office:value-type="float" office:value="11249" calcext:value-type="float">
            <text:p>11249</text:p>
          </table:table-cell>
          <table:table-cell office:value-type="float" office:value="544" calcext:value-type="float">
            <text:p>544</text:p>
          </table:table-cell>
          <table:table-cell office:value-type="float" office:value="3.02909" calcext:value-type="float">
            <text:p>3.02909</text:p>
          </table:table-cell>
          <table:table-cell table:style-name="ce3" office:value-type="time" office:time-value="PT14H19M00S" calcext:value-type="time">
            <text:p>02:19:00 PM</text:p>
          </table:table-cell>
          <table:table-cell table:formula="of:=HOUR([.G13])*60+MINUTE([.G13])" office:value-type="float" office:value="859" calcext:value-type="float">
            <text:p>859</text:p>
          </table:table-cell>
          <table:table-cell table:formula="of:=[.H13]-[.H$8]" office:value-type="float" office:value="27" calcext:value-type="float">
            <text:p>27</text:p>
          </table:table-cell>
          <table:table-cell table:number-columns-repeated="2"/>
          <table:table-cell table:formula="of:=[.D13]/[.K$8]" office:value-type="float" office:value="0.749933333333333" calcext:value-type="float">
            <text:p>0.7499333333</text:p>
          </table:table-cell>
          <table:table-cell table:formula="of:=[.E13]/[.K$8]" office:value-type="float" office:value="0.0362666666666667" calcext:value-type="float">
            <text:p>0.0362666667</text:p>
          </table:table-cell>
          <table:table-cell table:formula="of:=SQRT([.L13]*(1-[.L13]))/[.K$8]" office:value-type="float" office:value="0.0000288700790045402" calcext:value-type="float">
            <text:p>2.88700790045402E-005</text:p>
          </table:table-cell>
          <table:table-cell table:formula="of:=SQRT([.M13]*(1-[.M13]))/[.K$8]" office:value-type="float" office:value="0.0000124635282244824" calcext:value-type="float">
            <text:p>1.24635282244824E-005</text:p>
          </table:table-cell>
          <table:table-cell table:formula="of:=SQRT(([.N13]/[.L13])*([.N13]/[.L13]) + ([.O13]/[.M13])*([.O13]/[.M13]))" office:value-type="float" office:value="0.000345812931280306" calcext:value-type="float">
            <text:p>0.0003458129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0026027" calcext:value-type="float">
            <text:p>0.0026027</text:p>
          </table:table-cell>
          <table:table-cell office:value-type="float" office:value="0.00108961" calcext:value-type="float">
            <text:p>0.00108961</text:p>
          </table:table-cell>
          <table:table-cell office:value-type="float" office:value="11255" calcext:value-type="float">
            <text:p>11255</text:p>
          </table:table-cell>
          <table:table-cell office:value-type="float" office:value="488" calcext:value-type="float">
            <text:p>488</text:p>
          </table:table-cell>
          <table:table-cell office:value-type="float" office:value="3.13825" calcext:value-type="float">
            <text:p>3.13825</text:p>
          </table:table-cell>
          <table:table-cell table:style-name="ce3" office:value-type="time" office:time-value="PT14H24M00S" calcext:value-type="time">
            <text:p>02:24:00 PM</text:p>
          </table:table-cell>
          <table:table-cell table:formula="of:=HOUR([.G14])*60+MINUTE([.G14])" office:value-type="float" office:value="864" calcext:value-type="float">
            <text:p>864</text:p>
          </table:table-cell>
          <table:table-cell table:formula="of:=[.H14]-[.H$8]" office:value-type="float" office:value="32" calcext:value-type="float">
            <text:p>32</text:p>
          </table:table-cell>
          <table:table-cell table:number-columns-repeated="2"/>
          <table:table-cell table:formula="of:=[.D14]/[.K$8]" office:value-type="float" office:value="0.750333333333333" calcext:value-type="float">
            <text:p>0.7503333333</text:p>
          </table:table-cell>
          <table:table-cell table:formula="of:=[.E14]/[.K$8]" office:value-type="float" office:value="0.0325333333333333" calcext:value-type="float">
            <text:p>0.0325333333</text:p>
          </table:table-cell>
          <table:table-cell table:formula="of:=SQRT([.L14]*(1-[.L14]))/[.K$8]" office:value-type="float" office:value="0.0000288546720439764" calcext:value-type="float">
            <text:p>2.88546720439764E-005</text:p>
          </table:table-cell>
          <table:table-cell table:formula="of:=SQRT([.M14]*(1-[.M14]))/[.K$8]" office:value-type="float" office:value="0.0000118274474668141" calcext:value-type="float">
            <text:p>1.18274474668141E-005</text:p>
          </table:table-cell>
          <table:table-cell table:formula="of:=SQRT(([.N14]/[.L14])*([.N14]/[.L14]) + ([.O14]/[.M14])*([.O14]/[.M14]))" office:value-type="float" office:value="0.000365576840513917" calcext:value-type="float">
            <text:p>0.0003655768</text:p>
          </table:table-cell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3">
            <text:p>MEG</text:p>
          </table:table-cell>
          <table:covered-table-cell table:number-columns-repeated="7"/>
          <table:table-cell table:number-columns-repeated="8"/>
        </table:table-row>
        <table:table-row table:style-name="ro1">
          <table:covered-table-cell table:number-columns-repeated="8"/>
          <table:table-cell office:value-type="string" calcext:value-type="string">
            <text:p>VUV3, </text:p>
          </table:table-cell>
          <table:table-cell table:number-columns-repeated="7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&lt;PE&gt;</text:p>
          </table:table-cell>
          <table:table-cell table:number-columns-repeated="3"/>
          <table:table-cell office:value-type="string" calcext:value-type="string">
            <text:p>P0 dark</text:p>
          </table:table-cell>
          <table:table-cell office:value-type="string" calcext:value-type="string">
            <text:p>P0 Light</text:p>
          </table:table-cell>
          <table:table-cell office:value-type="string" calcext:value-type="string">
            <text:p>dP0 dark</text:p>
          </table:table-cell>
          <table:table-cell office:value-type="string" calcext:value-type="string">
            <text:p>dP0 light</text:p>
          </table:table-cell>
          <table:table-cell office:value-type="string" calcext:value-type="string">
            <text:p>sigma PE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2"/>
          <table:table-cell office:value-type="float" office:value="8542" calcext:value-type="float">
            <text:p>8542</text:p>
          </table:table-cell>
          <table:table-cell office:value-type="float" office:value="8311" calcext:value-type="float">
            <text:p>8311</text:p>
          </table:table-cell>
          <table:table-cell table:formula="of:=LN([.D21]/[.E21])" office:value-type="float" office:value="0.0274152338483855" calcext:value-type="float">
            <text:p>0.0274152338</text:p>
          </table:table-cell>
          <table:table-cell office:value-type="float" office:value="0.5" calcext:value-type="float">
            <text:p>0.5</text:p>
          </table:table-cell>
          <table:table-cell table:formula="of:=[.F21]/[.J$8]" office:value-type="float" office:value="0.00914310474323002" calcext:value-type="float">
            <text:p>0.0091431047</text:p>
          </table:table-cell>
          <table:table-cell table:number-columns-repeated="3"/>
          <table:table-cell table:formula="of:=[.D21]/[.K$8]" office:value-type="float" office:value="0.569466666666667" calcext:value-type="float">
            <text:p>0.5694666667</text:p>
          </table:table-cell>
          <table:table-cell table:formula="of:=[.E21]/[.K$8]" office:value-type="float" office:value="0.554066666666667" calcext:value-type="float">
            <text:p>0.5540666667</text:p>
          </table:table-cell>
          <table:table-cell table:formula="of:=SQRT([.L21]*(1-[.L21]))/[.K$8]" office:value-type="float" office:value="0.0000330100578761633" calcext:value-type="float">
            <text:p>3.30100578761633E-005</text:p>
          </table:table-cell>
          <table:table-cell table:formula="of:=SQRT([.M21]*(1-[.M21]))/[.K$8]" office:value-type="float" office:value="0.0000331378800069954" calcext:value-type="float">
            <text:p>3.31378800069954E-005</text:p>
          </table:table-cell>
          <table:table-cell table:formula="of:=SQRT(([.N21]/[.L21])*([.N21]/[.L21]) + ([.O21]/[.M21])*([.O21]/[.M21]))" office:value-type="float" office:value="0.0000832897484974885" calcext:value-type="float">
            <text:p>8.32897484974885E-00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2"/>
          <table:table-cell office:value-type="float" office:value="14997" calcext:value-type="float">
            <text:p>14997</text:p>
          </table:table-cell>
          <table:table-cell office:value-type="float" office:value="12799" calcext:value-type="float">
            <text:p>12799</text:p>
          </table:table-cell>
          <table:table-cell table:formula="of:=LN([.D22]/[.E22])" office:value-type="float" office:value="0.158483138225888" calcext:value-type="float">
            <text:p>0.1584831382</text:p>
          </table:table-cell>
          <table:table-cell office:value-type="float" office:value="1" calcext:value-type="float">
            <text:p>1</text:p>
          </table:table-cell>
          <table:table-cell table:formula="of:=[.F22]/[.J$8]" office:value-type="float" office:value="0.0528548448956759" calcext:value-type="float">
            <text:p>0.0528548449</text:p>
          </table:table-cell>
          <table:table-cell table:number-columns-repeated="3"/>
          <table:table-cell table:formula="of:=[.D22]/[.K$8]" office:value-type="float" office:value="0.9998" calcext:value-type="float">
            <text:p>0.9998</text:p>
          </table:table-cell>
          <table:table-cell table:formula="of:=[.E22]/[.K$8]" office:value-type="float" office:value="0.853266666666667" calcext:value-type="float">
            <text:p>0.8532666667</text:p>
          </table:table-cell>
          <table:table-cell table:formula="of:=SQRT([.L22]*(1-[.L22]))/[.K$8]" office:value-type="float" office:value="0.000000942714755963337" calcext:value-type="float">
            <text:p>9.42714755963337E-007</text:p>
          </table:table-cell>
          <table:table-cell table:formula="of:=SQRT([.M22]*(1-[.M22]))/[.K$8]" office:value-type="float" office:value="0.0000235893254787671" calcext:value-type="float">
            <text:p>2.35893254787671E-005</text:p>
          </table:table-cell>
          <table:table-cell table:formula="of:=SQRT(([.N22]/[.L22])*([.N22]/[.L22]) + ([.O22]/[.M22])*([.O22]/[.M22]))" office:value-type="float" office:value="0.0000276619754975022" calcext:value-type="float">
            <text:p>0.000027662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2"/>
          <table:table-cell office:value-type="float" office:value="14996" calcext:value-type="float">
            <text:p>14996</text:p>
          </table:table-cell>
          <table:table-cell office:value-type="float" office:value="12515" calcext:value-type="float">
            <text:p>12515</text:p>
          </table:table-cell>
          <table:table-cell table:formula="of:=LN([.D23]/[.E23])" office:value-type="float" office:value="0.180855573989928" calcext:value-type="float">
            <text:p>0.180855574</text:p>
          </table:table-cell>
          <table:table-cell office:value-type="float" office:value="1.5" calcext:value-type="float">
            <text:p>1.5</text:p>
          </table:table-cell>
          <table:table-cell table:formula="of:=[.F23]/[.J$8]" office:value-type="float" office:value="0.0603161536221687" calcext:value-type="float">
            <text:p>0.0603161536</text:p>
          </table:table-cell>
          <table:table-cell table:number-columns-repeated="3"/>
          <table:table-cell table:formula="of:=[.D23]/[.K$8]" office:value-type="float" office:value="0.999733333333333" calcext:value-type="float">
            <text:p>0.9997333333</text:p>
          </table:table-cell>
          <table:table-cell table:formula="of:=[.E23]/[.K$8]" office:value-type="float" office:value="0.834333333333333" calcext:value-type="float">
            <text:p>0.8343333333</text:p>
          </table:table-cell>
          <table:table-cell table:formula="of:=SQRT([.L23]*(1-[.L23]))/[.K$8]" office:value-type="float" office:value="0.00000108851694327757" calcext:value-type="float">
            <text:p>1.08851694327757E-006</text:p>
          </table:table-cell>
          <table:table-cell table:formula="of:=SQRT([.M23]*(1-[.M23]))/[.K$8]" office:value-type="float" office:value="0.0000247854098858558" calcext:value-type="float">
            <text:p>2.47854098858558E-005</text:p>
          </table:table-cell>
          <table:table-cell table:formula="of:=SQRT(([.N23]/[.L23])*([.N23]/[.L23]) + ([.O23]/[.M23])*([.O23]/[.M23]))" office:value-type="float" office:value="0.0000297267902909615" calcext:value-type="float">
            <text:p>2.97267902909615E-005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2555" calcext:value-type="float">
            <text:p>12555</text:p>
          </table:table-cell>
          <table:table-cell table:formula="of:=LN([.D24]/[.E24])" office:value-type="float" office:value="0.177931208492662" calcext:value-type="float">
            <text:p>0.1779312085</text:p>
          </table:table-cell>
          <table:table-cell office:value-type="float" office:value="2" calcext:value-type="float">
            <text:p>2</text:p>
          </table:table-cell>
          <table:table-cell table:formula="of:=[.F24]/[.J$8]" office:value-type="float" office:value="0.0593408644746509" calcext:value-type="float">
            <text:p>0.0593408645</text:p>
          </table:table-cell>
          <table:table-cell table:number-columns-repeated="3"/>
          <table:table-cell table:formula="of:=[.D24]/[.K$8]" office:value-type="float" office:value="1" calcext:value-type="float">
            <text:p>1</text:p>
          </table:table-cell>
          <table:table-cell table:formula="of:=[.E24]/[.K$8]" office:value-type="float" office:value="0.837" calcext:value-type="float">
            <text:p>0.837</text:p>
          </table:table-cell>
          <table:table-cell table:formula="of:=SQRT([.L24]*(1-[.L24]))/[.K$8]" office:value-type="float" office:value="0" calcext:value-type="float">
            <text:p>0</text:p>
          </table:table-cell>
          <table:table-cell table:formula="of:=SQRT([.M24]*(1-[.M24]))/[.K$8]" office:value-type="float" office:value="0.0000246243781647375" calcext:value-type="float">
            <text:p>2.46243781647375E-005</text:p>
          </table:table-cell>
          <table:table-cell table:formula="of:=SQRT(([.N24]/[.L24])*([.N24]/[.L24]) + ([.O24]/[.M24])*([.O24]/[.M24]))" office:value-type="float" office:value="0.0000294198066484319" calcext:value-type="float">
            <text:p>2.94198066484319E-00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/>
          <table:table-cell office:value-type="float" office:value="14996" calcext:value-type="float">
            <text:p>14996</text:p>
          </table:table-cell>
          <table:table-cell office:value-type="float" office:value="12463" calcext:value-type="float">
            <text:p>12463</text:p>
          </table:table-cell>
          <table:table-cell table:formula="of:=LN([.D25]/[.E25])" office:value-type="float" office:value="0.185019244029426" calcext:value-type="float">
            <text:p>0.185019244</text:p>
          </table:table-cell>
          <table:table-cell office:value-type="float" office:value="2.5" calcext:value-type="float">
            <text:p>2.5</text:p>
          </table:table-cell>
          <table:table-cell table:formula="of:=[.F25]/[.J$8]" office:value-type="float" office:value="0.0617047564514537" calcext:value-type="float">
            <text:p>0.0617047565</text:p>
          </table:table-cell>
          <table:table-cell table:number-columns-repeated="3"/>
          <table:table-cell table:formula="of:=[.D25]/[.K$8]" office:value-type="float" office:value="0.999733333333333" calcext:value-type="float">
            <text:p>0.9997333333</text:p>
          </table:table-cell>
          <table:table-cell table:formula="of:=[.E25]/[.K$8]" office:value-type="float" office:value="0.830866666666667" calcext:value-type="float">
            <text:p>0.8308666667</text:p>
          </table:table-cell>
          <table:table-cell table:formula="of:=SQRT([.L25]*(1-[.L25]))/[.K$8]" office:value-type="float" office:value="0.00000108851694327757" calcext:value-type="float">
            <text:p>1.08851694327757E-006</text:p>
          </table:table-cell>
          <table:table-cell table:formula="of:=SQRT([.M25]*(1-[.M25]))/[.K$8]" office:value-type="float" office:value="0.0000249913095018505" calcext:value-type="float">
            <text:p>2.49913095018505E-005</text:p>
          </table:table-cell>
          <table:table-cell table:formula="of:=SQRT(([.N25]/[.L25])*([.N25]/[.L25]) + ([.O25]/[.M25])*([.O25]/[.M25]))" office:value-type="float" office:value="0.0000300983043398602" calcext:value-type="float">
            <text:p>3.00983043398602E-005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2"/>
          <table:table-cell office:value-type="float" office:value="14996" calcext:value-type="float">
            <text:p>14996</text:p>
          </table:table-cell>
          <table:table-cell office:value-type="float" office:value="12286" calcext:value-type="float">
            <text:p>12286</text:p>
          </table:table-cell>
          <table:table-cell table:formula="of:=LN([.D26]/[.E26])" office:value-type="float" office:value="0.19932309613193" calcext:value-type="float">
            <text:p>0.1993230961</text:p>
          </table:table-cell>
          <table:table-cell office:value-type="float" office:value="3" calcext:value-type="float">
            <text:p>3</text:p>
          </table:table-cell>
          <table:table-cell table:formula="of:=[.F26]/[.J$8]" office:value-type="float" office:value="0.0664751559573681" calcext:value-type="float">
            <text:p>0.066475156</text:p>
          </table:table-cell>
          <table:table-cell table:number-columns-repeated="3"/>
          <table:table-cell table:formula="of:=[.D26]/[.K$8]" office:value-type="float" office:value="0.999733333333333" calcext:value-type="float">
            <text:p>0.9997333333</text:p>
          </table:table-cell>
          <table:table-cell table:formula="of:=[.E26]/[.K$8]" office:value-type="float" office:value="0.819066666666667" calcext:value-type="float">
            <text:p>0.8190666667</text:p>
          </table:table-cell>
          <table:table-cell table:formula="of:=SQRT([.L26]*(1-[.L26]))/[.K$8]" office:value-type="float" office:value="0.00000108851694327757" calcext:value-type="float">
            <text:p>1.08851694327757E-006</text:p>
          </table:table-cell>
          <table:table-cell table:formula="of:=SQRT([.M26]*(1-[.M26]))/[.K$8]" office:value-type="float" office:value="0.0000256641957444584" calcext:value-type="float">
            <text:p>2.56641957444584E-005</text:p>
          </table:table-cell>
          <table:table-cell table:formula="of:=SQRT(([.N26]/[.L26])*([.N26]/[.L26]) + ([.O26]/[.M26])*([.O26]/[.M26]))" office:value-type="float" office:value="0.0000313523755817181" calcext:value-type="float">
            <text:p>3.13523755817181E-005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  <table:table-cell table:formula="of:=LN([.D27]/[.E27])" office:value-type="string" office:string-value="" calcext:value-type="error">
            <text:p>#DIV/0!</text:p>
          </table:table-cell>
          <table:table-cell office:value-type="float" office:value="3.5" calcext:value-type="float">
            <text:p>3.5</text:p>
          </table:table-cell>
          <table:table-cell table:formula="of:=[.F27]/[.J$8]" office:value-type="string" office:string-value="" calcext:value-type="error">
            <text:p>#DIV/0!</text:p>
          </table:table-cell>
          <table:table-cell table:number-columns-repeated="3"/>
          <table:table-cell table:formula="of:=[.D27]/[.K$8]" office:value-type="float" office:value="0" calcext:value-type="float">
            <text:p>0</text:p>
          </table:table-cell>
          <table:table-cell table:formula="of:=[.E27]/[.K$8]" office:value-type="float" office:value="0" calcext:value-type="float">
            <text:p>0</text:p>
          </table:table-cell>
          <table:table-cell table:formula="of:=SQRT([.L27]*(1-[.L27]))/[.K$8]" office:value-type="float" office:value="0" calcext:value-type="float">
            <text:p>0</text:p>
          </table:table-cell>
          <table:table-cell table:formula="of:=SQRT([.M27]*(1-[.M27]))/[.K$8]" office:value-type="float" office:value="0" calcext:value-type="float">
            <text:p>0</text:p>
          </table:table-cell>
          <table:table-cell table:formula="of:=SQRT(([.N27]/[.L27])*([.N27]/[.L27]) + ([.O27]/[.M27])*([.O27]/[.M27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F28]/[.J$8]" office:value-type="float" office:value="0" calcext:value-type="float">
            <text:p>0</text:p>
          </table:table-cell>
          <table:table-cell table:number-columns-repeated="3"/>
          <table:table-cell table:formula="of:=[.D28]/[.K$8]" office:value-type="float" office:value="0" calcext:value-type="float">
            <text:p>0</text:p>
          </table:table-cell>
          <table:table-cell table:formula="of:=[.E28]/[.K$8]" office:value-type="float" office:value="0" calcext:value-type="float">
            <text:p>0</text:p>
          </table:table-cell>
          <table:table-cell table:formula="of:=SQRT([.L28]*(1-[.L28]))/[.K$8]" office:value-type="float" office:value="0" calcext:value-type="float">
            <text:p>0</text:p>
          </table:table-cell>
          <table:table-cell table:formula="of:=SQRT([.M28]*(1-[.M28]))/[.K$8]" office:value-type="float" office:value="0" calcext:value-type="float">
            <text:p>0</text:p>
          </table:table-cell>
          <table:table-cell table:formula="of:=SQRT(([.N28]/[.L28])*([.N28]/[.L28]) + ([.O28]/[.M28])*([.O28]/[.M28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formula="of:=[.F29]/[.J$8]" office:value-type="float" office:value="0" calcext:value-type="float">
            <text:p>0</text:p>
          </table:table-cell>
          <table:table-cell table:number-columns-repeated="3"/>
          <table:table-cell table:formula="of:=[.D29]/[.K$8]" office:value-type="float" office:value="0" calcext:value-type="float">
            <text:p>0</text:p>
          </table:table-cell>
          <table:table-cell table:formula="of:=[.E29]/[.K$8]" office:value-type="float" office:value="0" calcext:value-type="float">
            <text:p>0</text:p>
          </table:table-cell>
          <table:table-cell table:formula="of:=SQRT([.L29]*(1-[.L29]))/[.K$8]" office:value-type="float" office:value="0" calcext:value-type="float">
            <text:p>0</text:p>
          </table:table-cell>
          <table:table-cell table:formula="of:=SQRT([.M29]*(1-[.M29]))/[.K$8]" office:value-type="float" office:value="0" calcext:value-type="float">
            <text:p>0</text:p>
          </table:table-cell>
          <table:table-cell table:formula="of:=SQRT(([.N29]/[.L29])*([.N29]/[.L29]) + ([.O29]/[.M29])*([.O29]/[.M29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F30]/[.J$8]" office:value-type="float" office:value="0" calcext:value-type="float">
            <text:p>0</text:p>
          </table:table-cell>
          <table:table-cell table:number-columns-repeated="3"/>
          <table:table-cell table:formula="of:=[.D30]/[.K$8]" office:value-type="float" office:value="0" calcext:value-type="float">
            <text:p>0</text:p>
          </table:table-cell>
          <table:table-cell table:formula="of:=[.E30]/[.K$8]" office:value-type="float" office:value="0" calcext:value-type="float">
            <text:p>0</text:p>
          </table:table-cell>
          <table:table-cell table:formula="of:=SQRT([.L30]*(1-[.L30]))/[.K$8]" office:value-type="float" office:value="0" calcext:value-type="float">
            <text:p>0</text:p>
          </table:table-cell>
          <table:table-cell table:formula="of:=SQRT([.M30]*(1-[.M30]))/[.K$8]" office:value-type="float" office:value="0" calcext:value-type="float">
            <text:p>0</text:p>
          </table:table-cell>
          <table:table-cell table:formula="of:=SQRT(([.N30]/[.L30])*([.N30]/[.L30]) + ([.O30]/[.M30])*([.O30]/[.M30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1.5" calcext:value-type="float">
            <text:p>1.5</text:p>
          </table:table-cell>
          <table:table-cell table:formula="of:=[.F31]/[.J$8]" office:value-type="float" office:value="0" calcext:value-type="float">
            <text:p>0</text:p>
          </table:table-cell>
          <table:table-cell table:number-columns-repeated="3"/>
          <table:table-cell table:formula="of:=[.D31]/[.K$8]" office:value-type="float" office:value="0" calcext:value-type="float">
            <text:p>0</text:p>
          </table:table-cell>
          <table:table-cell table:formula="of:=[.E31]/[.K$8]" office:value-type="float" office:value="0" calcext:value-type="float">
            <text:p>0</text:p>
          </table:table-cell>
          <table:table-cell table:formula="of:=SQRT([.L31]*(1-[.L31]))/[.K$8]" office:value-type="float" office:value="0" calcext:value-type="float">
            <text:p>0</text:p>
          </table:table-cell>
          <table:table-cell table:formula="of:=SQRT([.M31]*(1-[.M31]))/[.K$8]" office:value-type="float" office:value="0" calcext:value-type="float">
            <text:p>0</text:p>
          </table:table-cell>
          <table:table-cell table:formula="of:=SQRT(([.N31]/[.L31])*([.N31]/[.L31]) + ([.O31]/[.M31])*([.O31]/[.M31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F32]/[.J$8]" office:value-type="float" office:value="0" calcext:value-type="float">
            <text:p>0</text:p>
          </table:table-cell>
          <table:table-cell table:number-columns-repeated="3"/>
          <table:table-cell table:formula="of:=[.D32]/[.K$8]" office:value-type="float" office:value="0" calcext:value-type="float">
            <text:p>0</text:p>
          </table:table-cell>
          <table:table-cell table:formula="of:=[.E32]/[.K$8]" office:value-type="float" office:value="0" calcext:value-type="float">
            <text:p>0</text:p>
          </table:table-cell>
          <table:table-cell table:formula="of:=SQRT([.L32]*(1-[.L32]))/[.K$8]" office:value-type="float" office:value="0" calcext:value-type="float">
            <text:p>0</text:p>
          </table:table-cell>
          <table:table-cell table:formula="of:=SQRT([.M32]*(1-[.M32]))/[.K$8]" office:value-type="float" office:value="0" calcext:value-type="float">
            <text:p>0</text:p>
          </table:table-cell>
          <table:table-cell table:formula="of:=SQRT(([.N32]/[.L32])*([.N32]/[.L32]) + ([.O32]/[.M32])*([.O32]/[.M32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table:formula="of:=[.F33]/[.J$8]" office:value-type="float" office:value="0" calcext:value-type="float">
            <text:p>0</text:p>
          </table:table-cell>
          <table:table-cell table:number-columns-repeated="3"/>
          <table:table-cell table:formula="of:=[.D33]/[.K$8]" office:value-type="float" office:value="0" calcext:value-type="float">
            <text:p>0</text:p>
          </table:table-cell>
          <table:table-cell table:formula="of:=[.E33]/[.K$8]" office:value-type="float" office:value="0" calcext:value-type="float">
            <text:p>0</text:p>
          </table:table-cell>
          <table:table-cell table:formula="of:=SQRT([.L33]*(1-[.L33]))/[.K$8]" office:value-type="float" office:value="0" calcext:value-type="float">
            <text:p>0</text:p>
          </table:table-cell>
          <table:table-cell table:formula="of:=SQRT([.M33]*(1-[.M33]))/[.K$8]" office:value-type="float" office:value="0" calcext:value-type="float">
            <text:p>0</text:p>
          </table:table-cell>
          <table:table-cell table:formula="of:=SQRT(([.N33]/[.L33])*([.N33]/[.L33]) + ([.O33]/[.M33])*([.O33]/[.M33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F34]/[.J$8]" office:value-type="float" office:value="0" calcext:value-type="float">
            <text:p>0</text:p>
          </table:table-cell>
          <table:table-cell table:number-columns-repeated="3"/>
          <table:table-cell table:formula="of:=[.D34]/[.K$8]" office:value-type="float" office:value="0" calcext:value-type="float">
            <text:p>0</text:p>
          </table:table-cell>
          <table:table-cell table:formula="of:=[.E34]/[.K$8]" office:value-type="float" office:value="0" calcext:value-type="float">
            <text:p>0</text:p>
          </table:table-cell>
          <table:table-cell table:formula="of:=SQRT([.L34]*(1-[.L34]))/[.K$8]" office:value-type="float" office:value="0" calcext:value-type="float">
            <text:p>0</text:p>
          </table:table-cell>
          <table:table-cell table:formula="of:=SQRT([.M34]*(1-[.M34]))/[.K$8]" office:value-type="float" office:value="0" calcext:value-type="float">
            <text:p>0</text:p>
          </table:table-cell>
          <table:table-cell table:formula="of:=SQRT(([.N34]/[.L34])*([.N34]/[.L34]) + ([.O34]/[.M34])*([.O34]/[.M34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3.5" calcext:value-type="float">
            <text:p>3.5</text:p>
          </table:table-cell>
          <table:table-cell table:formula="of:=[.F35]/[.J$8]" office:value-type="float" office:value="0" calcext:value-type="float">
            <text:p>0</text:p>
          </table:table-cell>
          <table:table-cell table:number-columns-repeated="3"/>
          <table:table-cell table:formula="of:=[.D35]/[.K$8]" office:value-type="float" office:value="0" calcext:value-type="float">
            <text:p>0</text:p>
          </table:table-cell>
          <table:table-cell table:formula="of:=[.E35]/[.K$8]" office:value-type="float" office:value="0" calcext:value-type="float">
            <text:p>0</text:p>
          </table:table-cell>
          <table:table-cell table:formula="of:=SQRT([.L35]*(1-[.L35]))/[.K$8]" office:value-type="float" office:value="0" calcext:value-type="float">
            <text:p>0</text:p>
          </table:table-cell>
          <table:table-cell table:formula="of:=SQRT([.M35]*(1-[.M35]))/[.K$8]" office:value-type="float" office:value="0" calcext:value-type="float">
            <text:p>0</text:p>
          </table:table-cell>
          <table:table-cell table:formula="of:=SQRT(([.N35]/[.L35])*([.N35]/[.L35]) + ([.O35]/[.M35])*([.O35]/[.M35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F36]/[.J$8]" office:value-type="float" office:value="0" calcext:value-type="float">
            <text:p>0</text:p>
          </table:table-cell>
          <table:table-cell table:number-columns-repeated="3"/>
          <table:table-cell table:formula="of:=[.D36]/[.K$8]" office:value-type="float" office:value="0" calcext:value-type="float">
            <text:p>0</text:p>
          </table:table-cell>
          <table:table-cell table:formula="of:=[.E36]/[.K$8]" office:value-type="float" office:value="0" calcext:value-type="float">
            <text:p>0</text:p>
          </table:table-cell>
          <table:table-cell table:formula="of:=SQRT([.L36]*(1-[.L36]))/[.K$8]" office:value-type="float" office:value="0" calcext:value-type="float">
            <text:p>0</text:p>
          </table:table-cell>
          <table:table-cell table:formula="of:=SQRT([.M36]*(1-[.M36]))/[.K$8]" office:value-type="float" office:value="0" calcext:value-type="float">
            <text:p>0</text:p>
          </table:table-cell>
          <table:table-cell table:formula="of:=SQRT(([.N36]/[.L36])*([.N36]/[.L36]) + ([.O36]/[.M36])*([.O36]/[.M36]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8" table:number-rows-spanned="3">
            <text:p>VUV2, 65.5V</text:p>
          </table:table-cell>
          <table:covered-table-cell table:style-name="ce1"/>
          <table:covered-table-cell table:number-columns-repeated="6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2])*60+MINUTE([.G42])" office:value-type="float" office:value="0" calcext:value-type="float">
            <text:p>0</text:p>
          </table:table-cell>
          <table:table-cell table:formula="of:=[.H42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3])*60+MINUTE([.G43])" office:value-type="float" office:value="0" calcext:value-type="float">
            <text:p>0</text:p>
          </table:table-cell>
          <table:table-cell table:formula="of:=[.H43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4])*60+MINUTE([.G44])" office:value-type="float" office:value="0" calcext:value-type="float">
            <text:p>0</text:p>
          </table:table-cell>
          <table:table-cell table:formula="of:=[.H44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5])*60+MINUTE([.G45])" office:value-type="float" office:value="0" calcext:value-type="float">
            <text:p>0</text:p>
          </table:table-cell>
          <table:table-cell table:formula="of:=[.H45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6])*60+MINUTE([.G46])" office:value-type="float" office:value="0" calcext:value-type="float">
            <text:p>0</text:p>
          </table:table-cell>
          <table:table-cell table:formula="of:=[.H46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7])*60+MINUTE([.G47])" office:value-type="float" office:value="0" calcext:value-type="float">
            <text:p>0</text:p>
          </table:table-cell>
          <table:table-cell table:formula="of:=[.H47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8])*60+MINUTE([.G48])" office:value-type="float" office:value="0" calcext:value-type="float">
            <text:p>0</text:p>
          </table:table-cell>
          <table:table-cell table:formula="of:=[.H48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49])*60+MINUTE([.G49])" office:value-type="float" office:value="0" calcext:value-type="float">
            <text:p>0</text:p>
          </table:table-cell>
          <table:table-cell table:formula="of:=[.H49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0])*60+MINUTE([.G50])" office:value-type="float" office:value="0" calcext:value-type="float">
            <text:p>0</text:p>
          </table:table-cell>
          <table:table-cell table:formula="of:=[.H50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1])*60+MINUTE([.G51])" office:value-type="float" office:value="0" calcext:value-type="float">
            <text:p>0</text:p>
          </table:table-cell>
          <table:table-cell table:formula="of:=[.H51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2])*60+MINUTE([.G52])" office:value-type="float" office:value="0" calcext:value-type="float">
            <text:p>0</text:p>
          </table:table-cell>
          <table:table-cell table:formula="of:=[.H52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3])*60+MINUTE([.G53])" office:value-type="float" office:value="0" calcext:value-type="float">
            <text:p>0</text:p>
          </table:table-cell>
          <table:table-cell table:formula="of:=[.H53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4])*60+MINUTE([.G54])" office:value-type="float" office:value="0" calcext:value-type="float">
            <text:p>0</text:p>
          </table:table-cell>
          <table:table-cell table:formula="of:=[.H54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4"/>
          <table:table-cell table:style-name="ce3"/>
          <table:table-cell table:formula="of:=HOUR([.G55])*60+MINUTE([.G55])" office:value-type="float" office:value="0" calcext:value-type="float">
            <text:p>0</text:p>
          </table:table-cell>
          <table:table-cell table:formula="of:=[.H55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6])*60+MINUTE([.G56])" office:value-type="float" office:value="0" calcext:value-type="float">
            <text:p>0</text:p>
          </table:table-cell>
          <table:table-cell table:formula="of:=[.H56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/>
          <table:table-cell table:formula="of:=HOUR([.G57])*60+MINUTE([.G57])" office:value-type="float" office:value="0" calcext:value-type="float">
            <text:p>0</text:p>
          </table:table-cell>
          <table:table-cell table:formula="of:=[.H57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58])*60+MINUTE([.G58])" office:value-type="float" office:value="0" calcext:value-type="float">
            <text:p>0</text:p>
          </table:table-cell>
          <table:table-cell table:formula="of:=[.H58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59])*60+MINUTE([.G59])" office:value-type="float" office:value="0" calcext:value-type="float">
            <text:p>0</text:p>
          </table:table-cell>
          <table:table-cell table:formula="of:=[.H59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0])*60+MINUTE([.G60])" office:value-type="float" office:value="0" calcext:value-type="float">
            <text:p>0</text:p>
          </table:table-cell>
          <table:table-cell table:formula="of:=[.H60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1])*60+MINUTE([.G61])" office:value-type="float" office:value="0" calcext:value-type="float">
            <text:p>0</text:p>
          </table:table-cell>
          <table:table-cell table:formula="of:=[.H61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2])*60+MINUTE([.G62])" office:value-type="float" office:value="0" calcext:value-type="float">
            <text:p>0</text:p>
          </table:table-cell>
          <table:table-cell table:formula="of:=[.H62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3])*60+MINUTE([.G63])" office:value-type="float" office:value="0" calcext:value-type="float">
            <text:p>0</text:p>
          </table:table-cell>
          <table:table-cell table:formula="of:=[.H63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4])*60+MINUTE([.G64])" office:value-type="float" office:value="0" calcext:value-type="float">
            <text:p>0</text:p>
          </table:table-cell>
          <table:table-cell table:formula="of:=[.H64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5])*60+MINUTE([.G65])" office:value-type="float" office:value="0" calcext:value-type="float">
            <text:p>0</text:p>
          </table:table-cell>
          <table:table-cell table:formula="of:=[.H65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HOUR([.G66])*60+MINUTE([.G66])" office:value-type="float" office:value="0" calcext:value-type="float">
            <text:p>0</text:p>
          </table:table-cell>
          <table:table-cell table:formula="of:=[.H66]-[.H$8]" office:value-type="float" office:value="-832" calcext:value-type="float">
            <text:p>-83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8" table:number-rows-spanned="3">
            <text:p>VUV3</text:p>
          </table:table-cell>
          <table:covered-table-cell table:number-columns-repeated="5"/>
          <table:covered-table-cell office:value-type="float" office:value="8.5" calcext:value-type="float">
            <text:p>8.5</text:p>
          </table:covered-table-cell>
          <table:covered-table-cell/>
          <table:table-cell table:number-columns-repeated="8"/>
        </table:table-row>
        <table:table-row table:style-name="ro1">
          <table:covered-table-cell table:number-columns-repeated="6"/>
          <table:covered-table-cell office:value-type="float" office:value="9" calcext:value-type="float">
            <text:p>9</text:p>
          </table:covered-table-cell>
          <table:covered-table-cell/>
          <table:table-cell table:number-columns-repeated="8"/>
        </table:table-row>
        <table:table-row table:style-name="ro1">
          <table:covered-table-cell table:number-columns-repeated="6"/>
          <table:covered-table-cell office:value-type="float" office:value="9.5" calcext:value-type="float">
            <text:p>9.5</text:p>
          </table:covered-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&lt;PE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PE&gt;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.5" calcext:value-type="float">
            <text:p>10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.5" calcext:value-type="float">
            <text:p>11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.5" calcext:value-type="float">
            <text:p>4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.5" calcext:value-type="float">
            <text:p>6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.5" calcext:value-type="float">
            <text:p>8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.5" calcext:value-type="float">
            <text:p>9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.5" calcext:value-type="float">
            <text:p>10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.5" calcext:value-type="float">
            <text:p>11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0:46:38.10272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2:02:22.848280304</meta:creation-date>
    <dc:date>2015-08-31T10:50:33.300956870</dc:date>
    <meta:editing-duration>PT8H9M19S</meta:editing-duration>
    <meta:editing-cycles>27</meta:editing-cycles>
    <meta:generator>LibreOffice/4.2.8.2$Linux_X86_64 LibreOffice_project/420m0$Build-2</meta:generator>
    <meta:document-statistic meta:table-count="2" meta:cell-count="9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64cm" svg:y="3.952cm" style:legend-expansion="high" chart:style-name="ch2"/>
        <chart:plot-area chart:style-name="ch3" table:cell-range-address="Sheet1.I8:Sheet1.I23 Sheet1.I6:Sheet1.I6 Sheet1.F8:Sheet1.F23 Sheet1.J48:Sheet1.J48 Sheet1.F49:Sheet1.F54" chart:data-source-has-labels="row" svg:x="1.331cm" svg:y="0.18cm" svg:width="11.213cm" svg:height="7.659cm">
          <chartooo:coordinate-region svg:x="2.058cm" svg:y="0.379cm" svg:width="10.299cm" svg:height="6.813cm"/>
          <chart:axis chart:dimension="x" chart:name="primary-x" chart:style-name="ch4">
            <chart:title svg:x="6.165cm" svg:y="8.019cm" chart:style-name="ch5">
              <text:p>time (min)</text:p>
            </chart:title>
          </chart:axis>
          <chart:axis chart:dimension="y" chart:name="primary-y" chart:style-name="ch4">
            <chart:title svg:x="0.451cm" svg:y="4.728cm" chart:style-name="ch6">
              <text:p>efficiency</text:p>
            </chart:title>
            <chart:grid chart:style-name="ch7" chart:class="major"/>
          </chart:axis>
          <chart:series chart:style-name="ch8" chart:values-cell-range-address="Sheet1.F8:Sheet1.F23" chart:label-cell-address="Sheet1.I6:Sheet1.I6" chart:class="chart:scatter">
            <chart:domain table:cell-range-address="Sheet1.I8:Sheet1.I23"/>
            <chart:data-point chart:repeated="16"/>
          </chart:series>
          <chart:series chart:style-name="ch9" chart:values-cell-range-address="Sheet1.F49:Sheet1.F54" chart:label-cell-address="Sheet1.J48:Sheet1.J48" chart:class="chart:scatter">
            <chart:domain table:cell-range-address="Sheet1.G49:Sheet1.G54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MT, run VUV3</text:p>
                <draw:g>
                  <svg:desc>Sheet1.I6:Sheet1.I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mt, run meg</text:p>
                <draw:g>
                  <svg:desc>Sheet1.J48:Sheet1.J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8:Sheet1.I23</svg:desc>
                </draw:g>
              </table:table-cell>
              <table:table-cell office:value-type="float" office:value="0.975481">
                <text:p>0.975481</text:p>
                <draw:g>
                  <svg:desc>Sheet1.F8:Sheet1.F23</svg:desc>
                </draw:g>
              </table:table-cell>
              <table:table-cell office:value-type="float" office:value="0">
                <text:p>0</text:p>
                <draw:g>
                  <svg:desc>Sheet1.G49:Sheet1.G54</svg:desc>
                </draw:g>
              </table:table-cell>
              <table:table-cell office:value-type="float" office:value="1.23564">
                <text:p>1.23564</text:p>
                <draw:g>
                  <svg:desc>Sheet1.F49:Sheet1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06548">
                <text:p>1.06548</text:p>
              </table:table-cell>
              <table:table-cell office:value-type="float" office:value="6">
                <text:p>6</text:p>
              </table:table-cell>
              <table:table-cell office:value-type="float" office:value="1.22677">
                <text:p>1.22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05074">
                <text:p>1.05074</text:p>
              </table:table-cell>
              <table:table-cell office:value-type="float" office:value="10">
                <text:p>10</text:p>
              </table:table-cell>
              <table:table-cell office:value-type="float" office:value="1.26472">
                <text:p>1.26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.1827">
                <text:p>1.1827</text:p>
              </table:table-cell>
              <table:table-cell office:value-type="float" office:value="17">
                <text:p>17</text:p>
              </table:table-cell>
              <table:table-cell office:value-type="float" office:value="1.29216">
                <text:p>1.29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02849">
                <text:p>1.02849</text:p>
              </table:table-cell>
              <table:table-cell office:value-type="float" office:value="25">
                <text:p>25</text:p>
              </table:table-cell>
              <table:table-cell office:value-type="float" office:value="1.28135">
                <text:p>1.28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.15111">
                <text:p>1.15111</text:p>
              </table:table-cell>
              <table:table-cell office:value-type="float" office:value="29">
                <text:p>29</text:p>
              </table:table-cell>
              <table:table-cell office:value-type="float" office:value="1.29043">
                <text:p>1.29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26243">
                <text:p>1.2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.17954">
                <text:p>1.1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1.20451">
                <text:p>1.2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.19043">
                <text:p>1.1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.21444">
                <text:p>1.2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.26028">
                <text:p>1.2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.24056">
                <text:p>1.2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1.19956">
                <text:p>1.1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1.23835">
                <text:p>1.2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1.27759">
                <text:p>1.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3.952cm" style:legend-expansion="high" chart:style-name="ch2"/>
        <chart:plot-area chart:style-name="ch3" table:cell-range-address="Sheet1.F28:Sheet1.G43 Sheet1.I25:Sheet1.I25 Sheet1.I65:Sheet1.I65 Sheet1.F66:Sheet1.F73" chart:data-source-has-labels="row" svg:x="1.331cm" svg:y="0.18cm" svg:width="12.483cm" svg:height="7.659cm">
          <chartooo:coordinate-region svg:x="2.349cm" svg:y="0.38cm" svg:width="11.278cm" svg:height="7.26cm"/>
          <chart:axis chart:dimension="x" chart:name="primary-x" chart:style-name="ch4">
            <chart:title svg:x="7.038cm" svg:y="8.019cm" chart:style-name="ch5">
              <text:p>OV (V)</text:p>
            </chart:title>
          </chart:axis>
          <chart:axis chart:dimension="y" chart:name="primary-y" chart:style-name="ch4">
            <chart:title svg:x="0.451cm" svg:y="5.164cm" chart:style-name="ch6">
              <text:p>&lt;PE&gt;/&lt;PE&gt;pmt</text:p>
            </chart:title>
            <chart:grid chart:style-name="ch7" chart:class="major"/>
          </chart:axis>
          <chart:series chart:style-name="ch8" chart:values-cell-range-address="Sheet1.F28:Sheet1.F43" chart:label-cell-address="Sheet1.I25:Sheet1.I25" chart:class="chart:scatter">
            <chart:domain table:cell-range-address="Sheet1.G28:Sheet1.G43"/>
            <chart:data-point chart:repeated="16"/>
          </chart:series>
          <chart:series chart:style-name="ch9" chart:values-cell-range-address="Sheet1.F66:Sheet1.F73" chart:label-cell-address="Sheet1.I65:Sheet1.I65" chart:class="chart:scatter">
            <chart:domain table:cell-range-address="Sheet1.G66:Sheet1.G7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UV3, </text:p>
                <draw:g>
                  <svg:desc>Sheet1.I25:Sheet1.I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eg</text:p>
                <draw:g>
                  <svg:desc>Sheet1.I65:Sheet1.I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G28:Sheet1.G43</svg:desc>
                </draw:g>
              </table:table-cell>
              <table:table-cell office:value-type="float" office:value="0.0718562568288876">
                <text:p>0.0718562568288876</text:p>
                <draw:g>
                  <svg:desc>Sheet1.F28:Sheet1.F43</svg:desc>
                </draw:g>
              </table:table-cell>
              <table:table-cell office:value-type="float" office:value="0.5">
                <text:p>0.5</text:p>
                <draw:g>
                  <svg:desc>Sheet1.G66:Sheet1.G73</svg:desc>
                </draw:g>
              </table:table-cell>
              <table:table-cell office:value-type="float" office:value="-0.0187292403499715">
                <text:p>-0.0187292403499715</text:p>
                <draw:g>
                  <svg:desc>Sheet1.F66:Sheet1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0054260670101">
                <text:p>0.140054260670101</text:p>
              </table:table-cell>
              <table:table-cell office:value-type="float" office:value="1">
                <text:p>1</text:p>
              </table:table-cell>
              <table:table-cell office:value-type="float" office:value="0.0313186832574273">
                <text:p>0.0313186832574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150905949662369">
                <text:p>0.150905949662369</text:p>
              </table:table-cell>
              <table:table-cell office:value-type="float" office:value="1.5">
                <text:p>1.5</text:p>
              </table:table-cell>
              <table:table-cell office:value-type="float" office:value="0.106335649816033">
                <text:p>0.10633564981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8481975019104">
                <text:p>0.18481975019104</text:p>
              </table:table-cell>
              <table:table-cell office:value-type="float" office:value="2">
                <text:p>2</text:p>
              </table:table-cell>
              <table:table-cell office:value-type="float" office:value="0.133005602612935">
                <text:p>0.133005602612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19643859203001">
                <text:p>0.1964385920300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193567551055821">
                <text:p>0.19356755105582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207549930272564">
                <text:p>0.2075499302725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212437396615988">
                <text:p>0.2124373966159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228465455828269">
                <text:p>0.22846545582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25779276539098">
                <text:p>0.22577927653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221219053662921">
                <text:p>0.22121905366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232841567622762">
                <text:p>0.23284156762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225775516570952">
                <text:p>0.22577551657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240562024489453">
                <text:p>0.24056202448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.238910489190804">
                <text:p>0.23891048919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.232356287440106">
                <text:p>0.23235628744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